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solid" style:text-line-through-type="singl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160"/>
      <style:map style:condition="cell-content()=&quot;BLOCK&quot;" style:apply-style-name="Good" style:base-cell-address="filters.C1160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2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3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51"/>
    </style:style>
    <style:style style:name="ce2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60"/>
    </style:style>
    <style:style style:name="ce1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84"/>
    </style:style>
    <style:style style:name="ce13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314"/>
    </style:style>
    <style:style style:name="ce14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322"/>
    </style:style>
    <style:style style:name="ce1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341"/>
    </style:style>
    <style:style style:name="ce14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160"/>
      <style:map style:condition="cell-content()=&quot;no&quot;" style:apply-style-name="Bad" style:base-cell-address="filters.E1160"/>
      <style:map style:condition="cell-content()=&quot;revert&quot;" style:apply-style-name="Accent_20_2" style:base-cell-address="filters.E1160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08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9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0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11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2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3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22" style:family="table-cell" style:parent-style-name="Default" style:data-style-name="N4"/>
    <style:style style:name="ce14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5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20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6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20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20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40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7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424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7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4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4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5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5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5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5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6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4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5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11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72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45" office:value-type="string" calcext:value-type="string">
            <text:p>Check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" calcext:value-type="float">
            <text:p>1</text:p>
          </table:table-cell>
          <table:table-cell table:style-name="ce18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" calcext:value-type="float">
            <text:p>2</text:p>
          </table:table-cell>
          <table:table-cell table:style-name="ce189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18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" calcext:value-type="float">
            <text:p>4</text:p>
          </table:table-cell>
          <table:table-cell table:style-name="ce18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" calcext:value-type="float">
            <text:p>5</text:p>
          </table:table-cell>
          <table:table-cell table:style-name="ce189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" calcext:value-type="float">
            <text:p>6</text:p>
          </table:table-cell>
          <table:table-cell table:style-name="ce18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3" office:value-type="float" office:value="7" calcext:value-type="float">
            <text:p>7</text:p>
          </table:table-cell>
          <table:table-cell table:style-name="ce189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" calcext:value-type="float">
            <text:p>8</text:p>
          </table:table-cell>
          <table:table-cell table:style-name="ce18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" calcext:value-type="float">
            <text:p>9</text:p>
          </table:table-cell>
          <table:table-cell table:style-name="ce18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" calcext:value-type="float">
            <text:p>10</text:p>
          </table:table-cell>
          <table:table-cell table:style-name="ce189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" calcext:value-type="float">
            <text:p>11</text:p>
          </table:table-cell>
          <table:table-cell table:style-name="ce18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" calcext:value-type="float">
            <text:p>12</text:p>
          </table:table-cell>
          <table:table-cell table:style-name="ce189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 office:value-type="float" office:value="14" calcext:value-type="float">
            <text:p>14</text:p>
          </table:table-cell>
          <table:table-cell table:style-name="ce18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5" calcext:value-type="float">
            <text:p>15</text:p>
          </table:table-cell>
          <table:table-cell table:style-name="ce189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6" calcext:value-type="float">
            <text:p>16</text:p>
          </table:table-cell>
          <table:table-cell table:style-name="ce18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7" calcext:value-type="float">
            <text:p>17</text:p>
          </table:table-cell>
          <table:table-cell table:style-name="ce189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8" calcext:value-type="float">
            <text:p>18</text:p>
          </table:table-cell>
          <table:table-cell table:style-name="ce18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9" calcext:value-type="float">
            <text:p>19</text:p>
          </table:table-cell>
          <table:table-cell table:style-name="ce189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20" calcext:value-type="float">
            <text:p>20</text:p>
          </table:table-cell>
          <table:table-cell table:style-name="ce18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1" calcext:value-type="float">
            <text:p>21</text:p>
          </table:table-cell>
          <table:table-cell table:style-name="ce189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22" calcext:value-type="float">
            <text:p>22</text:p>
          </table:table-cell>
          <table:table-cell table:style-name="ce18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3" calcext:value-type="float">
            <text:p>23</text:p>
          </table:table-cell>
          <table:table-cell table:style-name="ce189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4" calcext:value-type="float">
            <text:p>24</text:p>
          </table:table-cell>
          <table:table-cell table:style-name="ce189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5" calcext:value-type="float">
            <text:p>25</text:p>
          </table:table-cell>
          <table:table-cell table:style-name="ce189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82" office:value-type="float" office:value="26" calcext:value-type="float">
            <text:p>26</text:p>
          </table:table-cell>
          <table:table-cell table:style-name="ce18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83" office:value-type="float" office:value="27" calcext:value-type="float">
            <text:p>27</text:p>
          </table:table-cell>
          <table:table-cell table:style-name="ce189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28" calcext:value-type="float">
            <text:p>28</text:p>
          </table:table-cell>
          <table:table-cell table:style-name="ce18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9" calcext:value-type="float">
            <text:p>29</text:p>
          </table:table-cell>
          <table:table-cell table:style-name="ce189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0" calcext:value-type="float">
            <text:p>30</text:p>
          </table:table-cell>
          <table:table-cell table:style-name="ce18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1" calcext:value-type="float">
            <text:p>31</text:p>
          </table:table-cell>
          <table:table-cell table:style-name="ce189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2" calcext:value-type="float">
            <text:p>32</text:p>
          </table:table-cell>
          <table:table-cell table:style-name="ce18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3" calcext:value-type="float">
            <text:p>33</text:p>
          </table:table-cell>
          <table:table-cell table:style-name="ce189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4" calcext:value-type="float">
            <text:p>34</text:p>
          </table:table-cell>
          <table:table-cell table:style-name="ce18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5" calcext:value-type="float">
            <text:p>35</text:p>
          </table:table-cell>
          <table:table-cell table:style-name="ce189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6" calcext:value-type="float">
            <text:p>36</text:p>
          </table:table-cell>
          <table:table-cell table:style-name="ce18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7" calcext:value-type="float">
            <text:p>37</text:p>
          </table:table-cell>
          <table:table-cell table:style-name="ce189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8" calcext:value-type="float">
            <text:p>38</text:p>
          </table:table-cell>
          <table:table-cell table:style-name="ce18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9" calcext:value-type="float">
            <text:p>39</text:p>
          </table:table-cell>
          <table:table-cell table:style-name="ce189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0" calcext:value-type="float">
            <text:p>40</text:p>
          </table:table-cell>
          <table:table-cell table:style-name="ce189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1" calcext:value-type="float">
            <text:p>41</text:p>
          </table:table-cell>
          <table:table-cell table:style-name="ce18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2" calcext:value-type="float">
            <text:p>42</text:p>
          </table:table-cell>
          <table:table-cell table:style-name="ce189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3" calcext:value-type="float">
            <text:p>43</text:p>
          </table:table-cell>
          <table:table-cell table:style-name="ce18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4" calcext:value-type="float">
            <text:p>44</text:p>
          </table:table-cell>
          <table:table-cell table:style-name="ce189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5" calcext:value-type="float">
            <text:p>45</text:p>
          </table:table-cell>
          <table:table-cell table:style-name="ce18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6" calcext:value-type="float">
            <text:p>46</text:p>
          </table:table-cell>
          <table:table-cell table:style-name="ce189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7" calcext:value-type="float">
            <text:p>47</text:p>
          </table:table-cell>
          <table:table-cell table:style-name="ce18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8" calcext:value-type="float">
            <text:p>48</text:p>
          </table:table-cell>
          <table:table-cell table:style-name="ce189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9" calcext:value-type="float">
            <text:p>49</text:p>
          </table:table-cell>
          <table:table-cell table:style-name="ce189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0" calcext:value-type="float">
            <text:p>50</text:p>
          </table:table-cell>
          <table:table-cell table:style-name="ce18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1" calcext:value-type="float">
            <text:p>51</text:p>
          </table:table-cell>
          <table:table-cell table:style-name="ce189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2" calcext:value-type="float">
            <text:p>52</text:p>
          </table:table-cell>
          <table:table-cell table:style-name="ce18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3" calcext:value-type="float">
            <text:p>53</text:p>
          </table:table-cell>
          <table:table-cell table:style-name="ce189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4" calcext:value-type="float">
            <text:p>54</text:p>
          </table:table-cell>
          <table:table-cell table:style-name="ce18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5" calcext:value-type="float">
            <text:p>55</text:p>
          </table:table-cell>
          <table:table-cell table:style-name="ce189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6" calcext:value-type="float">
            <text:p>56</text:p>
          </table:table-cell>
          <table:table-cell table:style-name="ce18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7" calcext:value-type="float">
            <text:p>57</text:p>
          </table:table-cell>
          <table:table-cell table:style-name="ce189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8" calcext:value-type="float">
            <text:p>58</text:p>
          </table:table-cell>
          <table:table-cell table:style-name="ce189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9" calcext:value-type="float">
            <text:p>59</text:p>
          </table:table-cell>
          <table:table-cell table:style-name="ce18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0" calcext:value-type="float">
            <text:p>60</text:p>
          </table:table-cell>
          <table:table-cell table:style-name="ce189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1" calcext:value-type="float">
            <text:p>61</text:p>
          </table:table-cell>
          <table:table-cell table:style-name="ce18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2" calcext:value-type="float">
            <text:p>62</text:p>
          </table:table-cell>
          <table:table-cell table:style-name="ce189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3" calcext:value-type="float">
            <text:p>63</text:p>
          </table:table-cell>
          <table:table-cell table:style-name="ce18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4" calcext:value-type="float">
            <text:p>64</text:p>
          </table:table-cell>
          <table:table-cell table:style-name="ce189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5" calcext:value-type="float">
            <text:p>65</text:p>
          </table:table-cell>
          <table:table-cell table:style-name="ce18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6" calcext:value-type="float">
            <text:p>66</text:p>
          </table:table-cell>
          <table:table-cell table:style-name="ce189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7" calcext:value-type="float">
            <text:p>67</text:p>
          </table:table-cell>
          <table:table-cell table:style-name="ce18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8" calcext:value-type="float">
            <text:p>68</text:p>
          </table:table-cell>
          <table:table-cell table:style-name="ce189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9" calcext:value-type="float">
            <text:p>69</text:p>
          </table:table-cell>
          <table:table-cell table:style-name="ce18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0" calcext:value-type="float">
            <text:p>70</text:p>
          </table:table-cell>
          <table:table-cell table:style-name="ce189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1" calcext:value-type="float">
            <text:p>71</text:p>
          </table:table-cell>
          <table:table-cell table:style-name="ce18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2" calcext:value-type="float">
            <text:p>72</text:p>
          </table:table-cell>
          <table:table-cell table:style-name="ce189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3" calcext:value-type="float">
            <text:p>73</text:p>
          </table:table-cell>
          <table:table-cell table:style-name="ce18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4" calcext:value-type="float">
            <text:p>74</text:p>
          </table:table-cell>
          <table:table-cell table:style-name="ce189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 office:value-type="float" office:value="75" calcext:value-type="float">
            <text:p>75</text:p>
          </table:table-cell>
          <table:table-cell table:style-name="ce18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6" calcext:value-type="float">
            <text:p>76</text:p>
          </table:table-cell>
          <table:table-cell table:style-name="ce189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7" calcext:value-type="float">
            <text:p>77</text:p>
          </table:table-cell>
          <table:table-cell table:style-name="ce18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8" calcext:value-type="float">
            <text:p>78</text:p>
          </table:table-cell>
          <table:table-cell table:style-name="ce18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9" calcext:value-type="float">
            <text:p>79</text:p>
          </table:table-cell>
          <table:table-cell table:style-name="ce189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0" calcext:value-type="float">
            <text:p>80</text:p>
          </table:table-cell>
          <table:table-cell table:style-name="ce18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1" calcext:value-type="float">
            <text:p>81</text:p>
          </table:table-cell>
          <table:table-cell table:style-name="ce18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2" calcext:value-type="float">
            <text:p>82</text:p>
          </table:table-cell>
          <table:table-cell table:style-name="ce18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83" calcext:value-type="float">
            <text:p>83</text:p>
          </table:table-cell>
          <table:table-cell table:style-name="ce189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4" calcext:value-type="float">
            <text:p>84</text:p>
          </table:table-cell>
          <table:table-cell table:style-name="ce18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85" calcext:value-type="float">
            <text:p>85</text:p>
          </table:table-cell>
          <table:table-cell table:style-name="ce189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6" calcext:value-type="float">
            <text:p>86</text:p>
          </table:table-cell>
          <table:table-cell table:style-name="ce18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87" calcext:value-type="float">
            <text:p>87</text:p>
          </table:table-cell>
          <table:table-cell table:style-name="ce189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8" calcext:value-type="float">
            <text:p>88</text:p>
          </table:table-cell>
          <table:table-cell table:style-name="ce18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9" calcext:value-type="float">
            <text:p>89</text:p>
          </table:table-cell>
          <table:table-cell table:style-name="ce18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0" calcext:value-type="float">
            <text:p>90</text:p>
          </table:table-cell>
          <table:table-cell table:style-name="ce18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1" calcext:value-type="float">
            <text:p>91</text:p>
          </table:table-cell>
          <table:table-cell table:style-name="ce189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2" calcext:value-type="float">
            <text:p>92</text:p>
          </table:table-cell>
          <table:table-cell table:style-name="ce18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3" calcext:value-type="float">
            <text:p>93</text:p>
          </table:table-cell>
          <table:table-cell table:style-name="ce18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4" calcext:value-type="float">
            <text:p>94</text:p>
          </table:table-cell>
          <table:table-cell table:style-name="ce189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5" calcext:value-type="float">
            <text:p>95</text:p>
          </table:table-cell>
          <table:table-cell table:style-name="ce18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6" calcext:value-type="float">
            <text:p>96</text:p>
          </table:table-cell>
          <table:table-cell table:style-name="ce189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7" calcext:value-type="float">
            <text:p>97</text:p>
          </table:table-cell>
          <table:table-cell table:style-name="ce18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8" calcext:value-type="float">
            <text:p>98</text:p>
          </table:table-cell>
          <table:table-cell table:style-name="ce189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9" calcext:value-type="float">
            <text:p>99</text:p>
          </table:table-cell>
          <table:table-cell table:style-name="ce18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0" calcext:value-type="float">
            <text:p>100</text:p>
          </table:table-cell>
          <table:table-cell table:style-name="ce189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1" calcext:value-type="float">
            <text:p>101</text:p>
          </table:table-cell>
          <table:table-cell table:style-name="ce189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2" calcext:value-type="float">
            <text:p>102</text:p>
          </table:table-cell>
          <table:table-cell table:style-name="ce18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3" calcext:value-type="float">
            <text:p>103</text:p>
          </table:table-cell>
          <table:table-cell table:style-name="ce189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4" calcext:value-type="float">
            <text:p>104</text:p>
          </table:table-cell>
          <table:table-cell table:style-name="ce18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5" calcext:value-type="float">
            <text:p>105</text:p>
          </table:table-cell>
          <table:table-cell table:style-name="ce189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6" calcext:value-type="float">
            <text:p>106</text:p>
          </table:table-cell>
          <table:table-cell table:style-name="ce18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7" calcext:value-type="float">
            <text:p>107</text:p>
          </table:table-cell>
          <table:table-cell table:style-name="ce189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8" calcext:value-type="float">
            <text:p>108</text:p>
          </table:table-cell>
          <table:table-cell table:style-name="ce18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89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9" calcext:value-type="float">
            <text:p>109</text:p>
          </table:table-cell>
          <table:table-cell table:style-name="ce18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0" calcext:value-type="float">
            <text:p>110</text:p>
          </table:table-cell>
          <table:table-cell table:style-name="ce189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1" calcext:value-type="float">
            <text:p>111</text:p>
          </table:table-cell>
          <table:table-cell table:style-name="ce18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2" calcext:value-type="float">
            <text:p>112</text:p>
          </table:table-cell>
          <table:table-cell table:style-name="ce189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3" calcext:value-type="float">
            <text:p>113</text:p>
          </table:table-cell>
          <table:table-cell table:style-name="ce18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4" calcext:value-type="float">
            <text:p>114</text:p>
          </table:table-cell>
          <table:table-cell table:style-name="ce189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5" calcext:value-type="float">
            <text:p>115</text:p>
          </table:table-cell>
          <table:table-cell table:style-name="ce18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6" calcext:value-type="float">
            <text:p>116</text:p>
          </table:table-cell>
          <table:table-cell table:style-name="ce18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7" calcext:value-type="float">
            <text:p>117</text:p>
          </table:table-cell>
          <table:table-cell table:style-name="ce18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8" calcext:value-type="float">
            <text:p>118</text:p>
          </table:table-cell>
          <table:table-cell table:style-name="ce189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9" calcext:value-type="float">
            <text:p>119</text:p>
          </table:table-cell>
          <table:table-cell table:style-name="ce18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0" calcext:value-type="float">
            <text:p>120</text:p>
          </table:table-cell>
          <table:table-cell table:style-name="ce189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21" calcext:value-type="float">
            <text:p>121</text:p>
          </table:table-cell>
          <table:table-cell table:style-name="ce18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2" calcext:value-type="float">
            <text:p>122</text:p>
          </table:table-cell>
          <table:table-cell table:style-name="ce189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23" calcext:value-type="float">
            <text:p>123</text:p>
          </table:table-cell>
          <table:table-cell table:style-name="ce18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4" calcext:value-type="float">
            <text:p>124</text:p>
          </table:table-cell>
          <table:table-cell table:style-name="ce189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5" calcext:value-type="float">
            <text:p>125</text:p>
          </table:table-cell>
          <table:table-cell table:style-name="ce189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26" calcext:value-type="float">
            <text:p>126</text:p>
          </table:table-cell>
          <table:table-cell table:style-name="ce18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3" office:value-type="float" office:value="127" calcext:value-type="float">
            <text:p>127</text:p>
          </table:table-cell>
          <table:table-cell table:style-name="ce189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28</text:p>
          </table:table-cell>
          <table:table-cell table:style-name="ce18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29</text:p>
          </table:table-cell>
          <table:table-cell table:style-name="ce18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0</text:p>
          </table:table-cell>
          <table:table-cell table:style-name="ce189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1</text:p>
          </table:table-cell>
          <table:table-cell table:style-name="ce18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2</text:p>
          </table:table-cell>
          <table:table-cell table:style-name="ce189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3</text:p>
          </table:table-cell>
          <table:table-cell table:style-name="ce189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4</text:p>
          </table:table-cell>
          <table:table-cell table:style-name="ce189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5</text:p>
          </table:table-cell>
          <table:table-cell table:style-name="ce189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6</text:p>
          </table:table-cell>
          <table:table-cell table:style-name="ce18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7</text:p>
          </table:table-cell>
          <table:table-cell table:style-name="ce18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8</text:p>
          </table:table-cell>
          <table:table-cell table:style-name="ce189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9</text:p>
          </table:table-cell>
          <table:table-cell table:style-name="ce18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0</text:p>
          </table:table-cell>
          <table:table-cell table:style-name="ce18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1</text:p>
          </table:table-cell>
          <table:table-cell table:style-name="ce18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35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2</text:p>
          </table:table-cell>
          <table:table-cell table:style-name="ce189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3</text:p>
          </table:table-cell>
          <table:table-cell table:style-name="ce18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4</text:p>
          </table:table-cell>
          <table:table-cell table:style-name="ce189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5</text:p>
          </table:table-cell>
          <table:table-cell table:style-name="ce18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6</text:p>
          </table:table-cell>
          <table:table-cell table:style-name="ce189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7</text:p>
          </table:table-cell>
          <table:table-cell table:style-name="ce18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8</text:p>
          </table:table-cell>
          <table:table-cell table:style-name="ce189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9</text:p>
          </table:table-cell>
          <table:table-cell table:style-name="ce18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50</text:p>
          </table:table-cell>
          <table:table-cell table:style-name="ce189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1</text:p>
          </table:table-cell>
          <table:table-cell table:style-name="ce18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2</text:p>
          </table:table-cell>
          <table:table-cell table:style-name="ce18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3</text:p>
          </table:table-cell>
          <table:table-cell table:style-name="ce18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4</text:p>
          </table:table-cell>
          <table:table-cell table:style-name="ce18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3" office:value-type="string" calcext:value-type="string">
            <text:p>155</text:p>
          </table:table-cell>
          <table:table-cell table:style-name="ce189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56</text:p>
          </table:table-cell>
          <table:table-cell table:style-name="ce189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7</text:p>
          </table:table-cell>
          <table:table-cell table:style-name="ce18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8</text:p>
          </table:table-cell>
          <table:table-cell table:style-name="ce187"/>
          <table:table-cell table:style-name="ce17" table:content-validation-name="val1"/>
          <table:table-cell table:style-name="ce18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59</text:p>
          </table:table-cell>
          <table:table-cell table:style-name="ce189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160</text:p>
          </table:table-cell>
          <table:table-cell table:style-name="ce18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1</text:p>
          </table:table-cell>
          <table:table-cell table:style-name="ce18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2</text:p>
          </table:table-cell>
          <table:table-cell table:style-name="ce189"/>
          <table:table-cell table:style-name="ce18" table:content-validation-name="val1"/>
          <table:table-cell table:style-name="ce189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3</text:p>
          </table:table-cell>
          <table:table-cell table:style-name="ce18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4</text:p>
          </table:table-cell>
          <table:table-cell table:style-name="ce189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5</text:p>
          </table:table-cell>
          <table:table-cell table:style-name="ce189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89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6</text:p>
          </table:table-cell>
          <table:table-cell table:style-name="ce18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7</text:p>
          </table:table-cell>
          <table:table-cell table:style-name="ce189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8</text:p>
          </table:table-cell>
          <table:table-cell table:style-name="ce18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9</text:p>
          </table:table-cell>
          <table:table-cell table:style-name="ce189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0</text:p>
          </table:table-cell>
          <table:table-cell table:style-name="ce18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1</text:p>
          </table:table-cell>
          <table:table-cell table:style-name="ce189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2</text:p>
          </table:table-cell>
          <table:table-cell table:style-name="ce18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3</text:p>
          </table:table-cell>
          <table:table-cell table:style-name="ce189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4</text:p>
          </table:table-cell>
          <table:table-cell table:style-name="ce18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5</text:p>
          </table:table-cell>
          <table:table-cell table:style-name="ce189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89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6</text:p>
          </table:table-cell>
          <table:table-cell table:style-name="ce18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7</text:p>
          </table:table-cell>
          <table:table-cell table:style-name="ce189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8</text:p>
          </table:table-cell>
          <table:table-cell table:style-name="ce18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9</text:p>
          </table:table-cell>
          <table:table-cell table:style-name="ce189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1</text:p>
          </table:table-cell>
          <table:table-cell table:style-name="ce18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182</text:p>
          </table:table-cell>
          <table:table-cell table:style-name="ce18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3</text:p>
          </table:table-cell>
          <table:table-cell table:style-name="ce18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4</text:p>
          </table:table-cell>
          <table:table-cell table:style-name="ce18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5</text:p>
          </table:table-cell>
          <table:table-cell table:style-name="ce187"/>
          <table:table-cell table:style-name="ce17" table:content-validation-name="val1"/>
          <table:table-cell table:style-name="ce18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86</text:p>
          </table:table-cell>
          <table:table-cell table:style-name="ce189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7</text:p>
          </table:table-cell>
          <table:table-cell table:style-name="ce18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188</text:p>
          </table:table-cell>
          <table:table-cell table:style-name="ce18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89</text:p>
          </table:table-cell>
          <table:table-cell table:style-name="ce189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0</text:p>
          </table:table-cell>
          <table:table-cell table:style-name="ce18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91</text:p>
          </table:table-cell>
          <table:table-cell table:style-name="ce189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2</text:p>
          </table:table-cell>
          <table:table-cell table:style-name="ce18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3" office:value-type="string" calcext:value-type="string">
            <text:p>193</text:p>
          </table:table-cell>
          <table:table-cell table:style-name="ce189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4</text:p>
          </table:table-cell>
          <table:table-cell table:style-name="ce18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5</text:p>
          </table:table-cell>
          <table:table-cell table:style-name="ce18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96</text:p>
          </table:table-cell>
          <table:table-cell table:style-name="ce189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7</text:p>
          </table:table-cell>
          <table:table-cell table:style-name="ce18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98</text:p>
          </table:table-cell>
          <table:table-cell table:style-name="ce189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9</text:p>
          </table:table-cell>
          <table:table-cell table:style-name="ce18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0</text:p>
          </table:table-cell>
          <table:table-cell table:style-name="ce189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1</text:p>
          </table:table-cell>
          <table:table-cell table:style-name="ce189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2</text:p>
          </table:table-cell>
          <table:table-cell table:style-name="ce18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3</text:p>
          </table:table-cell>
          <table:table-cell table:style-name="ce18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4</text:p>
          </table:table-cell>
          <table:table-cell table:style-name="ce189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5</text:p>
          </table:table-cell>
          <table:table-cell table:style-name="ce18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6</text:p>
          </table:table-cell>
          <table:table-cell table:style-name="ce189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7</text:p>
          </table:table-cell>
          <table:table-cell table:style-name="ce189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8</text:p>
          </table:table-cell>
          <table:table-cell table:style-name="ce189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9</text:p>
          </table:table-cell>
          <table:table-cell table:style-name="ce18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0</text:p>
          </table:table-cell>
          <table:table-cell table:style-name="ce189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1</text:p>
          </table:table-cell>
          <table:table-cell table:style-name="ce18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2</text:p>
          </table:table-cell>
          <table:table-cell table:style-name="ce189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3</text:p>
          </table:table-cell>
          <table:table-cell table:style-name="ce18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4</text:p>
          </table:table-cell>
          <table:table-cell table:style-name="ce189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5</text:p>
          </table:table-cell>
          <table:table-cell table:style-name="ce18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6</text:p>
          </table:table-cell>
          <table:table-cell table:style-name="ce189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7</text:p>
          </table:table-cell>
          <table:table-cell table:style-name="ce189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8</text:p>
          </table:table-cell>
          <table:table-cell table:style-name="ce18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9</text:p>
          </table:table-cell>
          <table:table-cell table:style-name="ce189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0</text:p>
          </table:table-cell>
          <table:table-cell table:style-name="ce18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1</text:p>
          </table:table-cell>
          <table:table-cell table:style-name="ce189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2</text:p>
          </table:table-cell>
          <table:table-cell table:style-name="ce189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3</text:p>
          </table:table-cell>
          <table:table-cell table:style-name="ce189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4</text:p>
          </table:table-cell>
          <table:table-cell table:style-name="ce18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225</text:p>
          </table:table-cell>
          <table:table-cell table:style-name="ce18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6</text:p>
          </table:table-cell>
          <table:table-cell table:style-name="ce189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7</text:p>
          </table:table-cell>
          <table:table-cell table:style-name="ce18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8</text:p>
          </table:table-cell>
          <table:table-cell table:style-name="ce18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9</text:p>
          </table:table-cell>
          <table:table-cell table:style-name="ce189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0</text:p>
          </table:table-cell>
          <table:table-cell table:style-name="ce18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1</text:p>
          </table:table-cell>
          <table:table-cell table:style-name="ce189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2</text:p>
          </table:table-cell>
          <table:table-cell table:style-name="ce18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3</text:p>
          </table:table-cell>
          <table:table-cell table:style-name="ce18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4</text:p>
          </table:table-cell>
          <table:table-cell table:style-name="ce189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5</text:p>
          </table:table-cell>
          <table:table-cell table:style-name="ce189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6</text:p>
          </table:table-cell>
          <table:table-cell table:style-name="ce18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7</text:p>
          </table:table-cell>
          <table:table-cell table:style-name="ce18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8</text:p>
          </table:table-cell>
          <table:table-cell table:style-name="ce18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9</text:p>
          </table:table-cell>
          <table:table-cell table:style-name="ce189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0</text:p>
          </table:table-cell>
          <table:table-cell table:style-name="ce18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1</text:p>
          </table:table-cell>
          <table:table-cell table:style-name="ce189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2</text:p>
          </table:table-cell>
          <table:table-cell table:style-name="ce18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3</text:p>
          </table:table-cell>
          <table:table-cell table:style-name="ce18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4</text:p>
          </table:table-cell>
          <table:table-cell table:style-name="ce189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5</text:p>
          </table:table-cell>
          <table:table-cell table:style-name="ce18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6</text:p>
          </table:table-cell>
          <table:table-cell table:style-name="ce18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7</text:p>
          </table:table-cell>
          <table:table-cell table:style-name="ce189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8</text:p>
          </table:table-cell>
          <table:table-cell table:style-name="ce189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9</text:p>
          </table:table-cell>
          <table:table-cell table:style-name="ce18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0</text:p>
          </table:table-cell>
          <table:table-cell table:style-name="ce189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1</text:p>
          </table:table-cell>
          <table:table-cell table:style-name="ce18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2</text:p>
          </table:table-cell>
          <table:table-cell table:style-name="ce189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3</text:p>
          </table:table-cell>
          <table:table-cell table:style-name="ce18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4</text:p>
          </table:table-cell>
          <table:table-cell table:style-name="ce189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5</text:p>
          </table:table-cell>
          <table:table-cell table:style-name="ce18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6</text:p>
          </table:table-cell>
          <table:table-cell table:style-name="ce18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7</text:p>
          </table:table-cell>
          <table:table-cell table:style-name="ce189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 office:value-type="string" calcext:value-type="string">
            <text:p>258</text:p>
          </table:table-cell>
          <table:table-cell table:style-name="ce18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9</text:p>
          </table:table-cell>
          <table:table-cell table:style-name="ce18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0</text:p>
          </table:table-cell>
          <table:table-cell table:style-name="ce189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1</text:p>
          </table:table-cell>
          <table:table-cell table:style-name="ce189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2</text:p>
          </table:table-cell>
          <table:table-cell table:style-name="ce18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3</text:p>
          </table:table-cell>
          <table:table-cell table:style-name="ce189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4</text:p>
          </table:table-cell>
          <table:table-cell table:style-name="ce189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5</text:p>
          </table:table-cell>
          <table:table-cell table:style-name="ce18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6</text:p>
          </table:table-cell>
          <table:table-cell table:style-name="ce189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7</text:p>
          </table:table-cell>
          <table:table-cell table:style-name="ce18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8</text:p>
          </table:table-cell>
          <table:table-cell table:style-name="ce189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9</text:p>
          </table:table-cell>
          <table:table-cell table:style-name="ce18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70</text:p>
          </table:table-cell>
          <table:table-cell table:style-name="ce189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1</text:p>
          </table:table-cell>
          <table:table-cell table:style-name="ce18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72</text:p>
          </table:table-cell>
          <table:table-cell table:style-name="ce189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3</text:p>
          </table:table-cell>
          <table:table-cell table:style-name="ce18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74</text:p>
          </table:table-cell>
          <table:table-cell table:style-name="ce189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5</text:p>
          </table:table-cell>
          <table:table-cell table:style-name="ce18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6</text:p>
          </table:table-cell>
          <table:table-cell table:style-name="ce18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7</text:p>
          </table:table-cell>
          <table:table-cell table:style-name="ce18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8</text:p>
          </table:table-cell>
          <table:table-cell table:style-name="ce18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9</text:p>
          </table:table-cell>
          <table:table-cell table:style-name="ce18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1</text:p>
          </table:table-cell>
          <table:table-cell table:style-name="ce189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2</text:p>
          </table:table-cell>
          <table:table-cell table:style-name="ce18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3</text:p>
          </table:table-cell>
          <table:table-cell table:style-name="ce18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4</text:p>
          </table:table-cell>
          <table:table-cell table:style-name="ce18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5</text:p>
          </table:table-cell>
          <table:table-cell table:style-name="ce189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6</text:p>
          </table:table-cell>
          <table:table-cell table:style-name="ce18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7</text:p>
          </table:table-cell>
          <table:table-cell table:style-name="ce189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8</text:p>
          </table:table-cell>
          <table:table-cell table:style-name="ce189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9</text:p>
          </table:table-cell>
          <table:table-cell table:style-name="ce18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0</text:p>
          </table:table-cell>
          <table:table-cell table:style-name="ce189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1</text:p>
          </table:table-cell>
          <table:table-cell table:style-name="ce189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2</text:p>
          </table:table-cell>
          <table:table-cell table:style-name="ce18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3</text:p>
          </table:table-cell>
          <table:table-cell table:style-name="ce189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4</text:p>
          </table:table-cell>
          <table:table-cell table:style-name="ce18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5</text:p>
          </table:table-cell>
          <table:table-cell table:style-name="ce189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8</text:p>
          </table:table-cell>
          <table:table-cell table:style-name="ce18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9</text:p>
          </table:table-cell>
          <table:table-cell table:style-name="ce18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0</text:p>
          </table:table-cell>
          <table:table-cell table:style-name="ce189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9" office:value-type="string" calcext:value-type="string">
            <text:p>HIDE</text:p>
          </table:table-cell>
          <table:table-cell table:style-name="ce18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1</text:p>
          </table:table-cell>
          <table:table-cell table:style-name="ce189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2</text:p>
          </table:table-cell>
          <table:table-cell table:style-name="ce18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3</text:p>
          </table:table-cell>
          <table:table-cell table:style-name="ce189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4</text:p>
          </table:table-cell>
          <table:table-cell table:style-name="ce189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5</text:p>
          </table:table-cell>
          <table:table-cell table:style-name="ce18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6</text:p>
          </table:table-cell>
          <table:table-cell table:style-name="ce18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7</text:p>
          </table:table-cell>
          <table:table-cell table:style-name="ce189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8</text:p>
          </table:table-cell>
          <table:table-cell table:style-name="ce189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9</text:p>
          </table:table-cell>
          <table:table-cell table:style-name="ce18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0</text:p>
          </table:table-cell>
          <table:table-cell table:style-name="ce189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1</text:p>
          </table:table-cell>
          <table:table-cell table:style-name="ce18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2</text:p>
          </table:table-cell>
          <table:table-cell table:style-name="ce189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3</text:p>
          </table:table-cell>
          <table:table-cell table:style-name="ce18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4</text:p>
          </table:table-cell>
          <table:table-cell table:style-name="ce189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5</text:p>
          </table:table-cell>
          <table:table-cell table:style-name="ce189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6</text:p>
          </table:table-cell>
          <table:table-cell table:style-name="ce18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7</text:p>
          </table:table-cell>
          <table:table-cell table:style-name="ce189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8</text:p>
          </table:table-cell>
          <table:table-cell table:style-name="ce18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9</text:p>
          </table:table-cell>
          <table:table-cell table:style-name="ce189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0</text:p>
          </table:table-cell>
          <table:table-cell table:style-name="ce18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1</text:p>
          </table:table-cell>
          <table:table-cell table:style-name="ce189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2</text:p>
          </table:table-cell>
          <table:table-cell table:style-name="ce18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3</text:p>
          </table:table-cell>
          <table:table-cell table:style-name="ce189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4</text:p>
          </table:table-cell>
          <table:table-cell table:style-name="ce18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5</text:p>
          </table:table-cell>
          <table:table-cell table:style-name="ce189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6</text:p>
          </table:table-cell>
          <table:table-cell table:style-name="ce18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7</text:p>
          </table:table-cell>
          <table:table-cell table:style-name="ce189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8</text:p>
          </table:table-cell>
          <table:table-cell table:style-name="ce18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9</text:p>
          </table:table-cell>
          <table:table-cell table:style-name="ce18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0</text:p>
          </table:table-cell>
          <table:table-cell table:style-name="ce189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89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1</text:p>
          </table:table-cell>
          <table:table-cell table:style-name="ce18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2</text:p>
          </table:table-cell>
          <table:table-cell table:style-name="ce189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3</text:p>
          </table:table-cell>
          <table:table-cell table:style-name="ce18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4</text:p>
          </table:table-cell>
          <table:table-cell table:style-name="ce189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5</text:p>
          </table:table-cell>
          <table:table-cell table:style-name="ce18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6</text:p>
          </table:table-cell>
          <table:table-cell table:style-name="ce189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7</text:p>
          </table:table-cell>
          <table:table-cell table:style-name="ce18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8</text:p>
          </table:table-cell>
          <table:table-cell table:style-name="ce189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89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1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9</text:p>
          </table:table-cell>
          <table:table-cell table:style-name="ce189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0</text:p>
          </table:table-cell>
          <table:table-cell table:style-name="ce18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1</text:p>
          </table:table-cell>
          <table:table-cell table:style-name="ce189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2</text:p>
          </table:table-cell>
          <table:table-cell table:style-name="ce18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3</text:p>
          </table:table-cell>
          <table:table-cell table:style-name="ce189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5</text:p>
          </table:table-cell>
          <table:table-cell table:style-name="ce18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6</text:p>
          </table:table-cell>
          <table:table-cell table:style-name="ce18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7</text:p>
          </table:table-cell>
          <table:table-cell table:style-name="ce189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8</text:p>
          </table:table-cell>
          <table:table-cell table:style-name="ce18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9</text:p>
          </table:table-cell>
          <table:table-cell table:style-name="ce189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0</text:p>
          </table:table-cell>
          <table:table-cell table:style-name="ce18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1</text:p>
          </table:table-cell>
          <table:table-cell table:style-name="ce189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2</text:p>
          </table:table-cell>
          <table:table-cell table:style-name="ce18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3</text:p>
          </table:table-cell>
          <table:table-cell table:style-name="ce189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4</text:p>
          </table:table-cell>
          <table:table-cell table:style-name="ce18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5</text:p>
          </table:table-cell>
          <table:table-cell table:style-name="ce189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6</text:p>
          </table:table-cell>
          <table:table-cell table:style-name="ce18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7</text:p>
          </table:table-cell>
          <table:table-cell table:style-name="ce189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8</text:p>
          </table:table-cell>
          <table:table-cell table:style-name="ce18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9</text:p>
          </table:table-cell>
          <table:table-cell table:style-name="ce189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0</text:p>
          </table:table-cell>
          <table:table-cell table:style-name="ce189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1</text:p>
          </table:table-cell>
          <table:table-cell table:style-name="ce189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2</text:p>
          </table:table-cell>
          <table:table-cell table:style-name="ce18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3</text:p>
          </table:table-cell>
          <table:table-cell table:style-name="ce18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4</text:p>
          </table:table-cell>
          <table:table-cell table:style-name="ce189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5</text:p>
          </table:table-cell>
          <table:table-cell table:style-name="ce18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6</text:p>
          </table:table-cell>
          <table:table-cell table:style-name="ce189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7</text:p>
          </table:table-cell>
          <table:table-cell table:style-name="ce18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8</text:p>
          </table:table-cell>
          <table:table-cell table:style-name="ce18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9</text:p>
          </table:table-cell>
          <table:table-cell table:style-name="ce189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1</text:p>
          </table:table-cell>
          <table:table-cell table:style-name="ce189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2</text:p>
          </table:table-cell>
          <table:table-cell table:style-name="ce189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3</text:p>
          </table:table-cell>
          <table:table-cell table:style-name="ce189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4</text:p>
          </table:table-cell>
          <table:table-cell table:style-name="ce18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5</text:p>
          </table:table-cell>
          <table:table-cell table:style-name="ce189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6</text:p>
          </table:table-cell>
          <table:table-cell table:style-name="ce18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7</text:p>
          </table:table-cell>
          <table:table-cell table:style-name="ce189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8</text:p>
          </table:table-cell>
          <table:table-cell table:style-name="ce189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9</text:p>
          </table:table-cell>
          <table:table-cell table:style-name="ce18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80</text:p>
          </table:table-cell>
          <table:table-cell table:style-name="ce189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1</text:p>
          </table:table-cell>
          <table:table-cell table:style-name="ce18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3</text:p>
          </table:table-cell>
          <table:table-cell table:style-name="ce18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4</text:p>
          </table:table-cell>
          <table:table-cell table:style-name="ce18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85</text:p>
          </table:table-cell>
          <table:table-cell table:style-name="ce189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6</text:p>
          </table:table-cell>
          <table:table-cell table:style-name="ce18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7</text:p>
          </table:table-cell>
          <table:table-cell table:style-name="ce18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88</text:p>
          </table:table-cell>
          <table:table-cell table:style-name="ce189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9</text:p>
          </table:table-cell>
          <table:table-cell table:style-name="ce18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1</text:p>
          </table:table-cell>
          <table:table-cell table:style-name="ce189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2</text:p>
          </table:table-cell>
          <table:table-cell table:style-name="ce18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9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5</text:p>
          </table:table-cell>
          <table:table-cell table:style-name="ce189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7</text:p>
          </table:table-cell>
          <table:table-cell table:style-name="ce189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9</text:p>
          </table:table-cell>
          <table:table-cell table:style-name="ce189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1</text:p>
          </table:table-cell>
          <table:table-cell table:style-name="ce189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3</text:p>
          </table:table-cell>
          <table:table-cell table:style-name="ce189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5</text:p>
          </table:table-cell>
          <table:table-cell table:style-name="ce189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7</text:p>
          </table:table-cell>
          <table:table-cell table:style-name="ce189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09</text:p>
          </table:table-cell>
          <table:table-cell table:style-name="ce189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189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14</text:p>
          </table:table-cell>
          <table:table-cell table:style-name="ce189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19</text:p>
          </table:table-cell>
          <table:table-cell table:style-name="ce189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1</text:p>
          </table:table-cell>
          <table:table-cell table:style-name="ce189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2</text:p>
          </table:table-cell>
          <table:table-cell table:style-name="ce189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4</text:p>
          </table:table-cell>
          <table:table-cell table:style-name="ce189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6</text:p>
          </table:table-cell>
          <table:table-cell table:style-name="ce189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9</text:p>
          </table:table-cell>
          <table:table-cell table:style-name="ce189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31</text:p>
          </table:table-cell>
          <table:table-cell table:style-name="ce189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32</text:p>
          </table:table-cell>
          <table:table-cell table:style-name="ce189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38</text:p>
          </table:table-cell>
          <table:table-cell table:style-name="ce189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46</text:p>
          </table:table-cell>
          <table:table-cell table:style-name="ce189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0</text:p>
          </table:table-cell>
          <table:table-cell table:style-name="ce189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2</text:p>
          </table:table-cell>
          <table:table-cell table:style-name="ce189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4</text:p>
          </table:table-cell>
          <table:table-cell table:style-name="ce189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5</text:p>
          </table:table-cell>
          <table:table-cell table:style-name="ce189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7</text:p>
          </table:table-cell>
          <table:table-cell table:style-name="ce189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9</text:p>
          </table:table-cell>
          <table:table-cell table:style-name="ce189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63</text:p>
          </table:table-cell>
          <table:table-cell table:style-name="ce189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67</text:p>
          </table:table-cell>
          <table:table-cell table:style-name="ce189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69</text:p>
          </table:table-cell>
          <table:table-cell table:style-name="ce189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1</text:p>
          </table:table-cell>
          <table:table-cell table:style-name="ce189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7</text:p>
          </table:table-cell>
          <table:table-cell table:style-name="ce189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90</text:p>
          </table:table-cell>
          <table:table-cell table:style-name="ce189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95</text:p>
          </table:table-cell>
          <table:table-cell table:style-name="ce189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0</text:p>
          </table:table-cell>
          <table:table-cell table:style-name="ce189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1</text:p>
          </table:table-cell>
          <table:table-cell table:style-name="ce189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4</text:p>
          </table:table-cell>
          <table:table-cell table:style-name="ce189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06</text:p>
          </table:table-cell>
          <table:table-cell table:style-name="ce189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7</text:p>
          </table:table-cell>
          <table:table-cell table:style-name="ce203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19</text:p>
          </table:table-cell>
          <table:table-cell table:style-name="ce189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3</text:p>
          </table:table-cell>
          <table:table-cell table:style-name="ce189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27</text:p>
          </table:table-cell>
          <table:table-cell table:style-name="ce189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9</text:p>
          </table:table-cell>
          <table:table-cell table:style-name="ce189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18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4</text:p>
          </table:table-cell>
          <table:table-cell table:style-name="ce189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5</text:p>
          </table:table-cell>
          <table:table-cell table:style-name="ce189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8</text:p>
          </table:table-cell>
          <table:table-cell table:style-name="ce189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1</text:p>
          </table:table-cell>
          <table:table-cell table:style-name="ce189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6</text:p>
          </table:table-cell>
          <table:table-cell table:style-name="ce189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7</text:p>
          </table:table-cell>
          <table:table-cell table:style-name="ce189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51</text:p>
          </table:table-cell>
          <table:table-cell table:style-name="ce189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53</text:p>
          </table:table-cell>
          <table:table-cell table:style-name="ce189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3</text:p>
          </table:table-cell>
          <table:table-cell table:style-name="ce189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6</text:p>
          </table:table-cell>
          <table:table-cell table:style-name="ce189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1</text:p>
          </table:table-cell>
          <table:table-cell table:style-name="ce189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2</text:p>
          </table:table-cell>
          <table:table-cell table:style-name="ce189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3</text:p>
          </table:table-cell>
          <table:table-cell table:style-name="ce189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05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9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05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05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05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0</text:p>
          </table:table-cell>
          <table:table-cell table:style-name="ce189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1</text:p>
          </table:table-cell>
          <table:table-cell table:style-name="ce189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2</text:p>
          </table:table-cell>
          <table:table-cell table:style-name="ce189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05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5</text:p>
          </table:table-cell>
          <table:table-cell table:style-name="ce189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7</text:p>
          </table:table-cell>
          <table:table-cell table:style-name="ce189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05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05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05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1</text:p>
          </table:table-cell>
          <table:table-cell table:style-name="ce189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05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3</text:p>
          </table:table-cell>
          <table:table-cell table:style-name="ce189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05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5</text:p>
          </table:table-cell>
          <table:table-cell table:style-name="ce189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6</text:p>
          </table:table-cell>
          <table:table-cell table:style-name="ce189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05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9</text:p>
          </table:table-cell>
          <table:table-cell table:style-name="ce189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0</text:p>
          </table:table-cell>
          <table:table-cell table:style-name="ce189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05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2</text:p>
          </table:table-cell>
          <table:table-cell table:style-name="ce189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05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4</text:p>
          </table:table-cell>
          <table:table-cell table:style-name="ce189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5</text:p>
          </table:table-cell>
          <table:table-cell table:style-name="ce189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6</text:p>
          </table:table-cell>
          <table:table-cell table:style-name="ce189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05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05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9</text:p>
          </table:table-cell>
          <table:table-cell table:style-name="ce189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05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1</text:p>
          </table:table-cell>
          <table:table-cell table:style-name="ce189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2</text:p>
          </table:table-cell>
          <table:table-cell table:style-name="ce189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3</text:p>
          </table:table-cell>
          <table:table-cell table:style-name="ce205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4</text:p>
          </table:table-cell>
          <table:table-cell table:style-name="ce189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5</text:p>
          </table:table-cell>
          <table:table-cell table:style-name="ce205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6</text:p>
          </table:table-cell>
          <table:table-cell table:style-name="ce205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7</text:p>
          </table:table-cell>
          <table:table-cell table:style-name="ce189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5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05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9</text:p>
          </table:table-cell>
          <table:table-cell table:style-name="ce189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05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21</text:p>
          </table:table-cell>
          <table:table-cell table:style-name="ce189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05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05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05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05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27</text:p>
          </table:table-cell>
          <table:table-cell table:style-name="ce189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05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29</text:p>
          </table:table-cell>
          <table:table-cell table:style-name="ce189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05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1</text:p>
          </table:table-cell>
          <table:table-cell table:style-name="ce189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06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3</text:p>
          </table:table-cell>
          <table:table-cell table:style-name="ce189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05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05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6</text:p>
          </table:table-cell>
          <table:table-cell table:style-name="ce189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05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8</text:p>
          </table:table-cell>
          <table:table-cell table:style-name="ce189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0</text:p>
          </table:table-cell>
          <table:table-cell table:style-name="ce189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05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2</text:p>
          </table:table-cell>
          <table:table-cell table:style-name="ce189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3</text:p>
          </table:table-cell>
          <table:table-cell table:style-name="ce205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4</text:p>
          </table:table-cell>
          <table:table-cell table:style-name="ce189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5</text:p>
          </table:table-cell>
          <table:table-cell table:style-name="ce205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6</text:p>
          </table:table-cell>
          <table:table-cell table:style-name="ce189" office:value-type="string" calcext:value-type="string">
            <text:p><text:span text:style-name="T3">wyznaczanie-trasy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7</text:p>
          </table:table-cell>
          <table:table-cell table:style-name="ce205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9</text:p>
          </table:table-cell>
          <table:table-cell table:style-name="ce205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0</text:p>
          </table:table-cell>
          <table:table-cell table:style-name="ce189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1</text:p>
          </table:table-cell>
          <table:table-cell table:style-name="ce189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53</text:p>
          </table:table-cell>
          <table:table-cell table:style-name="ce205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189" office:value-type="string" calcext:value-type="string">
            <text:p>antyauto.pl###text-7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05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9</text:p>
          </table:table-cell>
          <table:table-cell table:style-name="ce189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05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2</text:p>
          </table:table-cell>
          <table:table-cell table:style-name="ce189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05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6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4</text:p>
          </table:table-cell>
          <table:table-cell table:style-name="ce189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05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6</text:p>
          </table:table-cell>
          <table:table-cell table:style-name="ce189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05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8</text:p>
          </table:table-cell>
          <table:table-cell table:style-name="ce189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05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0</text:p>
          </table:table-cell>
          <table:table-cell table:style-name="ce189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05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2</text:p>
          </table:table-cell>
          <table:table-cell table:style-name="ce189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16" office:value-type="string" calcext:value-type="string">
            <text:p>sulecin24.pl##.td-rec-spot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6" office:value-type="string" calcext:value-type="string">
            <text:p>commiting again after sorting ELP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1" office:value-type="string" calcext:value-type="string">
            <text:p>sulecin24.pl##.td_rec &gt; .td_mod_wrap &gt;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-baner-$domain=sulecin24.pl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5</text:p>
          </table:table-cell>
          <table:table-cell table:style-name="ce11" office:value-type="string" calcext:value-type="string">
            <text:p>super-warez.eu##.h_banner-block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^banner_$domain=super-warez.eu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6</text:p>
          </table:table-cell>
          <table:table-cell table:style-name="ce11" office:value-type="string" calcext:value-type="string">
            <text:p>swiatdronow.pl##a[onclick^="ga('send'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swiatdronow.pl###custom_html-2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7</text:p>
          </table:table-cell>
          <table:table-cell table:style-name="ce11" office:value-type="string" calcext:value-type="string">
            <text:p>swiatmotocykli.pl##div[class^="g-single a-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16" office:value-type="string" calcext:value-type="string">
            <text:p>||systemyplatnosci.com^*^hotpay_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1" office:value-type="string" calcext:value-type="string">
            <text:p>||systemyplatnosci.com^*^fundacja_zoodoptuj.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05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0</text:p>
          </table:table-cell>
          <table:table-cell table:style-name="ce189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1</text:p>
          </table:table-cell>
          <table:table-cell table:style-name="ce189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05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3</text:p>
          </table:table-cell>
          <table:table-cell table:style-name="ce189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205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5</text:p>
          </table:table-cell>
          <table:table-cell table:style-name="ce189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205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7</text:p>
          </table:table-cell>
          <table:table-cell table:style-name="ce189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205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9</text:p>
          </table:table-cell>
          <table:table-cell table:style-name="ce189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0</text:p>
          </table:table-cell>
          <table:table-cell table:style-name="ce189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table:style-name="ce67" office:value-type="string" calcext:value-type="string">
            <text:p>terazgostyn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razgostynin.pl/pl/" xlink:type="simple">https://terazgostynin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2</text:p>
          </table:table-cell>
          <table:table-cell table:style-name="ce189" office:value-type="string" calcext:value-type="string">
            <text:p>terazlipn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terazlipno.pl/pl/" xlink:type="simple">https://terazlipno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table:style-name="ce205" office:value-type="string" calcext:value-type="string">
            <text:p>tinypic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inypic.pl/" xlink:type="simple">https://tinypic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4</text:p>
          </table:table-cell>
          <table:table-cell table:style-name="ce189" office:value-type="string" calcext:value-type="string">
            <text:p>||emisja.contentstream.pl^$script,domain=tojuzby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ojuzbylo.pl/wiadomosc/bitwa-o-borujsk-ostatnia-szarza-polskiej-kawalerii" xlink:type="simple">https://tojuzbylo.pl/wiadomosc/bitwa-o-borujsk-ostatnia-szarza-polskiej-kawalerii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table:style-name="ce205" office:value-type="string" calcext:value-type="string">
            <text:p>||emisja.contentstream.pl^$script,domain=zmianysolar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zmianysolarne.pl/wiadomosc/mozliwy-wzrost-aktywnosci-slonecznej-pojawiaja-sie-nowe-aktywne-regiony" xlink:type="simple">http://zmianysolarne.pl/wiadomosc/mozliwy-wzrost-aktywnosci-slonecznej-pojawiaja-sie-nowe-aktywne-regiony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6</text:p>
          </table:table-cell>
          <table:table-cell table:style-name="ce189" office:value-type="string" calcext:value-type="string">
            <text:p>||emisja.contentstream.pl^$script,domain=tylkonau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ylkonauka.pl/wiadomosc/futurolog-przewiduje-ze-do-2050-roku-ludzie-beda-mogli-porzucac-swoje-ciala-i-przenosic" xlink:type="simple">https://tylkonauka.pl/wiadomosc/futurolog-przewiduje-ze-do-2050-roku-ludzie-beda-mogli-porzucac-swoje-ciala-i-przenosi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table:style-name="ce205" office:value-type="string" calcext:value-type="string">
            <text:p><text:span text:style-name="T5">||emisja.contentstream.pl^$script,domain=innemediu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innemedium.pl/wiadomosc/czy-titanic-mogl-zatonac-z-powodu-zorzy-polarnej" xlink:type="simple">https://innemedium.pl/wiadomosc/czy-titanic-mogl-zatonac-z-powodu-zorzy-polarnej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8</text:p>
          </table:table-cell>
          <table:table-cell table:style-name="ce189" office:value-type="string" calcext:value-type="string">
            <text:p>||emisja.contentstream.pl^$script,domain=jejporta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jejportal.pl/wiadomosc/co-jesc-sniadanie-aby-nie-przytyc" xlink:type="simple">https://jejportal.pl/wiadomosc/co-jesc-sniadanie-aby-nie-przyty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table:style-name="ce205" office:value-type="string" calcext:value-type="string">
            <text:p>||emisja.contentstream.pl^$script,domain=tylkomedycy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lkomedycyna.pl/wiadomosc/naukowcy-znalezli-zwiazek-miedzy-otyloscia-slabym-wechem-0" xlink:type="simple">https://tylkomedycyna.pl/wiadomosc/naukowcy-znalezli-zwiazek-miedzy-otyloscia-slabym-wechem-0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table:style-name="ce189" office:value-type="string" calcext:value-type="string">
            <text:p><text:span text:style-name="T6">||emisja.contentstream.pl^$script,domain=tylkoastronomia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ylkoastronomia.pl/wiadomosc/sensacja-astronomiczna-odkryto-nieznane-dotychczas-obiekty-w-ukladzie-slonecznym" xlink:type="simple">https://tylkoastronomia.pl/wiadomosc/sensacja-astronomiczna-odkryto-nieznane-dotychczas-obiekty-w-ukladzie-slonecznym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table:style-name="ce205" office:value-type="string" calcext:value-type="string">
            <text:p>||emisja.contentstream.pl^$script,domain=zmianynaziem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mianynaziemi.pl/" xlink:type="simple">https://zmianynaziemi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table:style-name="ce189" office:value-type="string" calcext:value-type="string">
            <text:p>||emisja.contentstream.pl^$script,domain=tylkoprzyrod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tylkoprzyroda.pl/wiadomosc/potomstwo-zmodyfikowanych-genetycznie-gasienic-ulegnie-samozniszczeniu" xlink:type="simple">http://tylkoprzyroda.pl/wiadomosc/potomstwo-zmodyfikowanych-genetycznie-gasienic-ulegnie-samozniszczeniu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3</text:p>
          </table:table-cell>
          <table:table-cell table:style-name="ce205" office:value-type="string" calcext:value-type="string">
            <text:p>||emisja.contentstream.pl^$script,domain=superdan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uperdania.pl/wiadomosc/gotowy-zestaw-sushi-alternatywny-fastfood" xlink:type="simple">https://superdania.pl/wiadomosc/gotowy-zestaw-sushi-alternatywny-fastfood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4</text:p>
          </table:table-cell>
          <table:table-cell table:style-name="ce189" office:value-type="string" calcext:value-type="string">
            <text:p>infomare.pl###banerani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infomare.pl/" xlink:type="simple">https://www.infomare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infomare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5</text:p>
          </table:table-cell>
          <table:table-cell table:style-name="ce189" office:value-type="string" calcext:value-type="string">
            <text:p>transinfo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transinfo.pl/" xlink:type="simple">http://trans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6</text:p>
          </table:table-cell>
          <table:table-cell table:style-name="ce205" office:value-type="string" calcext:value-type="string">
            <text:p>treningbiegacza.pl##.td-a-rec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32" office:value-type="string" calcext:value-type="string">
            <text:p><text:a xlink:href="https://treningbiegacza.pl/" xlink:type="simple">https://treningbiegacz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07</text:p>
          </table:table-cell>
          <table:table-cell table:style-name="ce189" office:value-type="string" calcext:value-type="string">
            <text:p>tsl-biznes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tsl-biznes.pl/" xlink:type="simple">https://www.tsl-bizne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8</text:p>
          </table:table-cell>
          <table:table-cell table:style-name="ce205" office:value-type="string" calcext:value-type="string">
            <text:p>trybawaryjny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ybawaryjny.pl/" xlink:type="simple">https://trybawaryjny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trybawaryjny.pl###text-1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rybawaryjny.pl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09</text:p>
          </table:table-cell>
          <table:table-cell table:style-name="ce206" office:value-type="string" calcext:value-type="string">
            <text:p>||tucholanin.pl^*_Tuchmet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tucholanin.pl/aktualnosci/cekcyn/postaw-na-rozwoj-i-wybierz-studia-z-przyszloscia" xlink:type="simple">http://www.tucholanin.pl/aktualnosci/cekcyn/postaw-na-rozwoj-i-wybierz-studia-z-przyszloscia</text:a></text:p>
          </table:table-cell>
          <table:table-cell table:style-name="ce142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10</text:p>
          </table:table-cell>
          <table:table-cell table:style-name="ce205" office:value-type="string" calcext:value-type="string">
            <text:p>tv.pl##.middle-salesmedi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tv.pl/" xlink:type="simple">https://www.tv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11</text:p>
          </table:table-cell>
          <table:table-cell table:style-name="ce189" office:value-type="string" calcext:value-type="string">
            <text:p>^therapy.$domain=tvklodz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tvklodzka.pl/" xlink:type="simple">http://www.tvklodzk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12</text:p>
          </table:table-cell>
          <table:table-cell table:style-name="ce205" office:value-type="string" calcext:value-type="string">
            <text:p>tvnakarte.eu###jm-right .custo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vnakarte.eu/index.php/aktualnosci/83-iti-neovision-zmiana-nazwy-na-canal-polska-s-a" xlink:type="simple">https://tvnakarte.eu/index.php/aktualnosci/83-iti-neovision-zmiana-nazwy-na-canal-polska-s-a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18</text:p>
          </table:table-cell>
          <table:table-cell table:style-name="ce205" office:value-type="string" calcext:value-type="string">
            <text:p>sulecin24.pl##.td-rec-spot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sulecin24.pl/" xlink:type="simple">https://sulecin24.pl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ulecin24.pl##.td_rec &gt; .td_mod_wrap &gt;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-baner-$domain=sulecin24.pl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719</text:p>
          </table:table-cell>
          <table:table-cell table:style-name="ce189" office:value-type="string" calcext:value-type="string">
            <text:p>super-warez.eu##.h_banner-block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super-warez.eu/" xlink:type="simple">http://super-warez.eu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ner_$domain=super-warez.eu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720</text:p>
          </table:table-cell>
          <table:table-cell table:style-name="ce189" office:value-type="string" calcext:value-type="string">
            <text:p>swiatdronow.pl##a[onclick^="ga('send'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swiatdronow.pl/" xlink:type="simple">http://www.swiatdronow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iatdronow.pl###custom_html-2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721</text:p>
          </table:table-cell>
          <table:table-cell table:style-name="ce189" office:value-type="string" calcext:value-type="string">
            <text:p>swiatmotocykli.pl##div[class^="g-single a-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wiatmotocykli.pl/" xlink:type="simple">https://swiatmotocykli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22</text:p>
          </table:table-cell>
          <table:table-cell table:style-name="ce205" office:value-type="string" calcext:value-type="string">
            <text:p>||systemyplatnosci.com^*^hotpay_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systemyplatnosci.com/" xlink:type="simple">https://systemyplatnosci.com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ystemyplatnosci.com^*^fundacja_zoodoptuj.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189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23</text:p>
          </table:table-cell>
          <table:table-cell table:style-name="ce205" office:value-type="string" calcext:value-type="string">
            <text:p>kb.pl##.banner-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b.pl/porady/jak-odpowietrzyc-kaloryfer-lub-grzejnik-w-5-krokach/" xlink:type="simple">https://kb.pl/porady/jak-odpowietrzyc-kaloryfer-lub-grzejnik-w-5-krokach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kb.pl##.element-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24</text:p>
          </table:table-cell>
          <table:table-cell table:style-name="ce205" office:value-type="string" calcext:value-type="string">
            <text:p>ekstraklasatrolls.pl##.bsaProItem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ekstraklasatrolls.pl/fatalne-zachowanie-kepy-co-on-zrobil-wideo/?fbclid=IwAR0p0udqVHKductFXXGV_eE6CRO0qx52e6ikJ5Miud6K0GE6NNUgxgNTAug" xlink:type="simple">https://ekstraklasatrolls.pl/fatalne-zachowanie-kepy-co-on-zrobil-wideo/?fbclid=IwAR0p0udqVHKductFXXGV_eE6CRO0qx52e6ikJ5Miud6K0GE6NNUgxgNTAug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25</text:p>
          </table:table-cell>
          <table:table-cell table:style-name="ce206" office:value-type="string" calcext:value-type="string">
            <text:p>zegarkiclub.pl##img[alt="advertisement_alt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71" office:value-type="string" calcext:value-type="string">
            <text:p><text:span text:style-name="T7"><text:a xlink:href="https://zegarkiclub.pl/forum/topic/86312-o-wdziękach-maryny/page/181/#comments" xlink:type="simple">https://zegarkiclub.pl/forum/topic/86312-o-wdziękach-maryny/page/181/#comments</text:a></text:span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26</text:p>
          </table:table-cell>
          <table:table-cell table:style-name="ce205" office:value-type="string" calcext:value-type="string">
            <text:p>||static2.elektroda.pl^*^menuBar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elektroda.pl/" xlink:type="simple">https://www.elektrod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lektroda.pl##a[onclick^="patronEvt(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elektroda.pl##a[onclick^="navBoxEvent(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lektroda.pl##.KwksNxK42ip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elektroda.pl##.rFrs8XgmGME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27</text:p>
          </table:table-cell>
          <table:table-cell table:style-name="ce189" office:value-type="string" calcext:value-type="string">
            <text:p>maniak.tv##a[href^="http://www.maniak.tv/"] &gt; img[src*="imgur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://www.maniak.tv/mk4" xlink:type="simple">http://www.maniak.tv/mk4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maniak.tv##a[href^="http://teachcoexist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electro-torrent.pl/files/torrent/BluRay/x264%201080p" xlink:type="simple">http://electro-torrent.pl/files/torrent/BluRay/x264%201080p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28</text:p>
          </table:table-cell>
          <table:table-cell table:style-name="ce189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://meczyki.pl/" xlink:type="simple">meczy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29</text:p>
          </table:table-cell>
          <table:table-cell table:style-name="ce205" office:value-type="string" calcext:value-type="string">
            <text:p>zw.lt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zw.lt/litwa/simonyte-plan-zarzadzania-pandemia-powstanie-po-przejeciu-wladzy/" xlink:type="simple">https://zw.lt/litwa/simonyte-plan-zarzadzania-pandemia-powstanie-po-przejeciu-wladzy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0</text:p>
          </table:table-cell>
          <table:table-cell table:style-name="ce189" office:value-type="string" calcext:value-type="string">
            <text:p>||twojatv.info^*^popup.js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<text:a xlink:href="http://twojatv.info/" xlink:type="simple">http://twojatv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1</text:p>
          </table:table-cell>
          <table:table-cell table:style-name="ce205" office:value-type="string" calcext:value-type="string">
            <text:p>^inline__1_$domain=tury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35" office:value-type="string" calcext:value-type="string">
            <text:p><text:a xlink:href="https://turyki.pl/" xlink:type="simple">https://turyki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2</text:p>
          </table:table-cell>
          <table:table-cell table:style-name="ce189" office:value-type="string" calcext:value-type="string">
            <text:p>twojskaryszew.pl##.np-header-ads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<text:a xlink:href="https://www.twojskaryszew.pl/kancelaria-adwokacka-lodz/" xlink:type="simple">https://www.twojskaryszew.pl/kancelaria-adwokacka-lo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3</text:p>
          </table:table-cell>
          <table:table-cell table:style-name="ce205" office:value-type="string" calcext:value-type="string">
            <text:p>uniejow.net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uniejow.net.pl/pl/" xlink:type="simple">https://uniejow.net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4</text:p>
          </table:table-cell>
          <table:table-cell table:style-name="ce189" office:value-type="string" calcext:value-type="string">
            <text:p>||tvtoss.com</text:p>
          </table:table-cell>
          <table:table-cell table:style-name="ce18" table:content-validation-name="val1" office:value-type="string" calcext:value-type="string">
            <text:p>AD</text:p>
          </table:table-cell>
          <table:table-cell table:style-name="ce189" office:value-type="string" calcext:value-type="string">
            <text:p>tvtoss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adserver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pocketAds.pl</text:p>
          </table:table-cell>
          <table:table-cell table:style-name="ce18" table:content-validation-name="val1" office:value-type="string" calcext:value-type="string">
            <text:p>AD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5</text:p>
          </table:table-cell>
          <table:table-cell table:style-name="ce205" office:value-type="string" calcext:value-type="string">
            <text:p>uploaduj.com##a[href^="https://hotpay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uploaduj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uploaduj.com##a[href^="https://lead.networ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6</text:p>
          </table:table-cell>
          <table:table-cell table:style-name="ce205" office:value-type="string" calcext:value-type="string">
            <text:p>ustrzyki24.pl##.ads-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ustrzyki24.pl/" xlink:type="simple">http://ustrzyki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7</text:p>
          </table:table-cell>
          <table:table-cell table:style-name="ce189" office:value-type="string" calcext:value-type="string">
            <text:p>vampirediaries.pl##td[onclick^="window.locati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vampirediaries.pl/" xlink:type="simple">http://vampirediarie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8</text:p>
          </table:table-cell>
          <table:table-cell table:style-name="ce205" office:value-type="string" calcext:value-type="string">
            <text:p>||vetopedia.pl^*^veti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vetopedia.pl/" xlink:type="simple">https://www.vetopedi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vetopedia.pl^*^newbanveti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9</text:p>
          </table:table-cell>
          <table:table-cell table:style-name="ce205" office:value-type="string" calcext:value-type="string">
            <text:p>vorek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vorek.pl/filmy/seriale/538273-gra-o-tron-game-of-thrones-2011-2017-sezon-1-7-pl1080pblurayx264-kiko-lektor-pl.html" xlink:type="simple">https://vorek.pl/filmy/seriale/538273-gra-o-tron-game-of-thrones-2011-2017-sezon-1-7-pl1080pblurayx264-kiko-lektor-pl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0</text:p>
          </table:table-cell>
          <table:table-cell table:style-name="ce189" office:value-type="string" calcext:value-type="string">
            <text:p>w210.pl##.af_sidebar &gt;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210.pl/" xlink:type="simple">http://w210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1</text:p>
          </table:table-cell>
          <table:table-cell table:style-name="ce205" office:value-type="string" calcext:value-type="string">
            <text:p>walbrzyszek.com##.rpre_tl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albrzyszek.com/" xlink:type="simple">https://www.walbrzyszek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2</text:p>
          </table:table-cell>
          <table:table-cell table:style-name="ce189" office:value-type="string" calcext:value-type="string">
            <text:p>waszdzienpodniu.pl###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aszdzienpodniu.pl/" xlink:type="simple">http://waszdzienpodni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3</text:p>
          </table:table-cell>
          <table:table-cell table:style-name="ce205" office:value-type="string" calcext:value-type="string">
            <text:p>webhostingtalk.pl###sectionb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ebhostingtalk.pl/" xlink:type="simple">https://www.webhostingtalk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4</text:p>
          </table:table-cell>
          <table:table-cell table:style-name="ce189" office:value-type="string" calcext:value-type="string">
            <text:p>lajty.pl##div[class^="adace_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ajty.pl/street-art-1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5</text:p>
          </table:table-cell>
          <table:table-cell table:style-name="ce205" office:value-type="string" calcext:value-type="string">
            <text:p>wiadomoscikosmetyczne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iadomoscikosmetyczne.pl/" xlink:type="simple">https://www.wiadomoscikosmetyczne.pl/</text:a>#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6</text:p>
          </table:table-cell>
          <table:table-cell table:style-name="ce189" office:value-type="string" calcext:value-type="string">
            <text:p>||wieliczkacity.pl^*^lero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wieliczkacity.pl/" xlink:type="simple">http://www.wieliczkacity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7</text:p>
          </table:table-cell>
          <table:table-cell table:style-name="ce205" office:value-type="string" calcext:value-type="string">
            <text:p>wiesci.com.pl###text-2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iesci.com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wiesci.com.pl###text-1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wiesci.com.pl###text-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8</text:p>
          </table:table-cell>
          <table:table-cell table:style-name="ce189" office:value-type="string" calcext:value-type="string">
            <text:p>wiesci.info.pl##.reklamyPraw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iesci.info.pl/" xlink:type="simple">https://wiesci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wiesci.info.pl##.reklamaLew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9</text:p>
          </table:table-cell>
          <table:table-cell table:style-name="ce189" office:value-type="string" calcext:value-type="string">
            <text:p>wiescimiedzychodzkie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iescimiedzychodzkie.pl/pl/" xlink:type="simple">https://wiescimiedzychodzkie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0</text:p>
          </table:table-cell>
          <table:table-cell table:style-name="ce205" office:value-type="string" calcext:value-type="string">
            <text:p>^inline__1_$domain=wio.wa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io.waw.pl/" xlink:type="simple">https://wio.wa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1</text:p>
          </table:table-cell>
          <table:table-cell table:style-name="ce189" office:value-type="string" calcext:value-type="string">
            <text:p>anonse-krosno.pl###jm-top-mod2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anonse-krosno.pl/" xlink:type="simple">https://www.anonse-kros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2</text:p>
          </table:table-cell>
          <table:table-cell table:style-name="ce205" office:value-type="string" calcext:value-type="string">
            <text:p>||wirtualnyelk.pl^*^artystyczny-dom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wirtualnyelk.pl/wydarzenia/trwa-nabor-wnioskow-na-stypendia-za-aktywnosc-spoleczna-i-wyniki-w-nauce.htm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wirtualnyelk.pl^*^bus-lotnis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3</text:p>
          </table:table-cell>
          <table:table-cell table:style-name="ce205" office:value-type="string" calcext:value-type="string">
            <text:p>wkikole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kikole.pl/pl/" xlink:type="simple">https://wkikole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4</text:p>
          </table:table-cell>
          <table:table-cell table:style-name="ce189" office:value-type="string" calcext:value-type="string">
            <text:p>wpu24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pu24.pl/pl/" xlink:type="simple">https://wpu24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5</text:p>
          </table:table-cell>
          <table:table-cell table:style-name="ce205" office:value-type="string" calcext:value-type="string">
            <text:p>narodowcy.net##a[href^="https://capitalbook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narodowcy.net/" xlink:type="simple">https://narodowcy.net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narodowcy.net##a[href^="https://polityka-narodow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narodowcy.net##a[href^="https://www.nasz-sklep.net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6</text:p>
          </table:table-cell>
          <table:table-cell table:style-name="ce189" office:value-type="string" calcext:value-type="string">
            <text:p>^banery^$domain=wspolnypowia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spolnypowiat.pl/gazeta" xlink:type="simple">http://wspolnypowiat.pl/gazeta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er_$domain=wspolnypowia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7</text:p>
          </table:table-cell>
          <table:table-cell table:style-name="ce189" office:value-type="string" calcext:value-type="string">
            <text:p>chwaszczyno.pl##a[href^="http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chwaszczyno.pl/" xlink:type="simple">https://www.chwaszczy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chwaszczyno.pl##.jet-images-layout[data-settings*="justifyHeight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8</text:p>
          </table:table-cell>
          <table:table-cell table:style-name="ce189" office:value-type="string" calcext:value-type="string">
            <text:p>gazetaslupecka.pl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gazetaslupecka.pl/" xlink:type="simple">http://www.gazetaslupeck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gazetaslupecka.pl##.theiaStickySidebar .simple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gazetaslupecka.pl###media_image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9</text:p>
          </table:table-cell>
          <table:table-cell table:style-name="ce205" office:value-type="string" calcext:value-type="string">
            <text:p>gram.pl##a[href^="https://track.webgai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gram.pl/news/2020/11/10/microsoft-xbox-series-s-konsola-nowej-generacji-dotarla-do-redakcji-recenzja-juz-niedlugo.shtml" xlink:type="simple">https://www.gram.pl/news/2020/11/10/microsoft-xbox-series-s-konsola-nowej-generacji-dotarla-do-redakcji-recenzja-juz-niedlugo.s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gram.pl##.adocea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0</text:p>
          </table:table-cell>
          <table:table-cell table:style-name="ce205" office:value-type="string" calcext:value-type="string">
            <text:p>lajfy.com##div[class^="banner-ov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lajfy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1</text:p>
          </table:table-cell>
          <table:table-cell table:style-name="ce189" office:value-type="string" calcext:value-type="string">
            <text:p>legalnibukmacherzyinternetowi.pl###mobile-menu-off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egalnibukmacherzyinternetowi.pl/slownik/" xlink:type="simple">https://www.legalnibukmacherzyinternetowi.pl/slownik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2</text:p>
          </table:table-cell>
          <table:table-cell table:style-name="ce205" office:value-type="string" calcext:value-type="string">
            <text:p>||typuje.pl^*^betfan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puje.pl/" xlink:type="simple">https://typuj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typuje.pl^*^superb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ypuje.pl##.kod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3</text:p>
          </table:table-cell>
          <table:table-cell table:style-name="ce189" office:value-type="string" calcext:value-type="string">
            <text:p>lokalnatelewizja.pl##.advert-B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okalnatelewizja.pl/" xlink:type="simple">https://www.lokalnatelewizj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4</text:p>
          </table:table-cell>
          <table:table-cell table:style-name="ce205" office:value-type="string" calcext:value-type="string">
            <text:p>lowking.pl##a[href^="https://pitbull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lowking.pl/stawialbym-na-niego-nawet-w-walce-z-jonesem-rosyjska-legenda-z-wielkim-uznaniem-o-blachowiczu/" xlink:type="simple">https://www.lowking.pl/stawialbym-na-niego-nawet-w-walce-z-jonesem-rosyjska-legenda-z-wielkim-uznaniem-o-blachowiczu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owking.pl##a[href^="https://atommuscle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lowking.pl##a[href^="https://pitbullcit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pzbuk.pl^$script,domain=lowking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5</text:p>
          </table:table-cell>
          <table:table-cell table:style-name="ce205" office:value-type="string" calcext:value-type="string">
            <text:p>ppe.pl#?#div:-abp-has(&gt; script[src*=".doubleclick.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pp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6</text:p>
          </table:table-cell>
          <table:table-cell table:style-name="ce206" office:value-type="string" calcext:value-type="string">
            <text:p>||trybunaczestochowska.pl^*^popup-maker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ybunaczestochows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7</text:p>
          </table:table-cell>
          <table:table-cell table:style-name="ce205" office:value-type="string" calcext:value-type="string">
            <text:p>domiporta.pl##a[href*="/ad.doubleclick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domiporta.pl/nieruchomosci/wynajme-handel-jaworzno-d-narodowa-katowicka-160m2/152112186" xlink:type="simple">https://www.domiporta.pl/nieruchomosci/wynajme-handel-jaworzno-d-narodowa-katowicka-160m2/152112186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8</text:p>
          </table:table-cell>
          <table:table-cell table:style-name="ce189" office:value-type="string" calcext:value-type="string">
            <text:p>_reklama_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drawskupomorskim.pl/" xlink:type="simple">http://wdrawskupomorski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wdrawskupomorskim.pl^*^jobsora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wdrawskupomorskim.pl^*^mr%C3%B3wka%20listop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er%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*0baner%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_baner_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_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9</text:p>
          </table:table-cell>
          <table:table-cell table:style-name="ce205" office:value-type="string" calcext:value-type="string">
            <text:p>ddwloclawek.pl,ddtorun.pl,portalplock.pl,faktypilskie.pl,ciechocinek.biz,swiecie24.pl,ciechocinek.biz,koronowo.net.pl,zyciesokolowa.pl,e-krajna.pl,zyciesiedleckie.pl,kolniak24.eu,gniewkowo.eu,itvszubin.pl,superchodziez.pl,czas.tygodnik.pl,bydgoszcz24.pl,tygodnik.pl,nizanskie.info,ekutno.pl,gwe24.pl,gostyn24.pl,gle24.pl,jastrowie24.pl,myszkow365.pl,tarnowska.pl,klobuck365.pl,kurierwysmaz.pl,zawiercie365.pl,kozieglowy365.pl,ekstrasierpc.pl,gst24.pl,lelow365.pl,abcjanikowo24.pl,mojakruszwica.pl,isanok.pl,e-chelmno.pl,tusochaczew.pl,zarki365.pl,expresskaszubski.pl,brodnica365.pl,pakosc24.pl,chocianow.com.pl,poraj365.pl,esopot.pl,niegowa365.pl,sompolno24.pl,naszradziejow.pl,chelmza365.pl,portalsremski.pl,infomogilno24.pl,leszno24.pl,ipoddebice.pl,faktyct.pl,iszczecinek.pl,ejarocin.pl,mlodagdynia.pl,gwarek.com.pl,pulsgminy.pl,hej.rzeszow.pl,lowiczanin.info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dwloclawek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47];9;LEN([.D1247])-9-3)" office:value-type="string" office:string-value="ddwloclawek.pl" calcext:value-type="string">
            <text:p>ddwloclawek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ddtorun.pl/pl/" xlink:type="simple">https://ddtorun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48];9;LEN([.D1248])-9-3)" office:value-type="string" office:string-value="ddtorun.pl" calcext:value-type="string">
            <text:p>ddtorun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ortalplock.pl/pl/" xlink:type="simple">https://portalplock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49];9;LEN([.D1249])-9-3)" office:value-type="string" office:string-value="portalplock.pl" calcext:value-type="string">
            <text:p>portalplock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faktypilskie.pl/pl/" xlink:type="simple">https://faktypilskie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0];9;LEN([.D1250])-9-3)" office:value-type="string" office:string-value="faktypilskie.pl" calcext:value-type="string">
            <text:p>faktypilskie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iechocinek.biz/pl/" xlink:type="simple">https://ciechocinek.biz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1];9;LEN([.D1251])-9-3)" office:value-type="string" office:string-value="ciechocinek.biz" calcext:value-type="string">
            <text:p>ciechocinek.biz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wiecie24.pl/pl/" xlink:type="simple">https://swiecie24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2];9;LEN([.D1252])-9-3)" office:value-type="string" office:string-value="swiecie24.pl" calcext:value-type="string">
            <text:p>swiecie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iechocinek.biz/pl/" xlink:type="simple">https://ciechocinek.biz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3];9;LEN([.D1253])-9-3)" office:value-type="string" office:string-value="ciechocinek.biz" calcext:value-type="string">
            <text:p>ciechocinek.biz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ronowo.net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4];9;LEN([.D1254])-9-3)" office:value-type="string" office:string-value="koronowo.net.pl" calcext:value-type="string">
            <text:p>koronowo.net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yciesokolowa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5];9;LEN([.D1255])-9-3)" office:value-type="string" office:string-value="zyciesokolowa.pl" calcext:value-type="string">
            <text:p>zyciesokolowa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krajna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6];9;LEN([.D1256])-9-3)" office:value-type="string" office:string-value="e-krajna.pl" calcext:value-type="string">
            <text:p>e-krajna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yciesiedleckie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7];9;LEN([.D1257])-9-3)" office:value-type="string" office:string-value="zyciesiedleckie.pl" calcext:value-type="string">
            <text:p>zyciesiedleckie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lniak24.eu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8];9;LEN([.D1258])-9-3)" office:value-type="string" office:string-value="kolniak24.eu" calcext:value-type="string">
            <text:p>kolniak24.eu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9];9;LEN([.D1259])-9-3)" office:value-type="string" office:string-value="gniewkowo.eu" calcext:value-type="string">
            <text:p>gniewkowo.eu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tvszubin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0];9;LEN([.D1260])-9-3)" office:value-type="string" office:string-value="itvszubin.pl" calcext:value-type="string">
            <text:p>itvszubin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uperchodziez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1];9;LEN([.D1261])-9-3)" office:value-type="string" office:string-value="superchodziez.pl" calcext:value-type="string">
            <text:p>superchodziez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czas.tygodnik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2];9;LEN([.D1262])-9-3)" office:value-type="string" office:string-value="czas.tygodnik.pl" calcext:value-type="string">
            <text:p>czas.tygodnik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bydgoszcz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3];9;LEN([.D1263])-9-3)" office:value-type="string" office:string-value="bydgoszcz24.pl" calcext:value-type="string">
            <text:p>bydgoszcz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ygodnik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4];9;LEN([.D1264])-9-3)" office:value-type="string" office:string-value="tygodnik.pl" calcext:value-type="string">
            <text:p>tygodnik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nizanskie.info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5];9;LEN([.D1265])-9-3)" office:value-type="string" office:string-value="nizanskie.info" calcext:value-type="string">
            <text:p>nizanskie.info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kutno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6];9;LEN([.D1266])-9-3)" office:value-type="string" office:string-value="ekutno.pl" calcext:value-type="string">
            <text:p>ekutno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we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7];9;LEN([.D1267])-9-3)" office:value-type="string" office:string-value="gwe24.pl" calcext:value-type="string">
            <text:p>gwe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ostyn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8];9;LEN([.D1268])-9-3)" office:value-type="string" office:string-value="gostyn24.pl" calcext:value-type="string">
            <text:p>gostyn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le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9];9;LEN([.D1269])-9-3)" office:value-type="string" office:string-value="gle24.pl" calcext:value-type="string">
            <text:p>gle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jastrowie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0];9;LEN([.D1270])-9-3)" office:value-type="string" office:string-value="jastrowie24.pl" calcext:value-type="string">
            <text:p>jastrowie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myszkow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1];9;LEN([.D1271])-9-3)" office:value-type="string" office:string-value="myszkow365.pl" calcext:value-type="string">
            <text:p>myszkow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arnowska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2];9;LEN([.D1272])-9-3)" office:value-type="string" office:string-value="tarnowska.pl" calcext:value-type="string">
            <text:p>tarnowska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klobuck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3];9;LEN([.D1273])-9-3)" office:value-type="string" office:string-value="klobuck365.pl" calcext:value-type="string">
            <text:p>klobuck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urierwysmaz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4];9;LEN([.D1274])-9-3)" office:value-type="string" office:string-value="kurierwysmaz.pl" calcext:value-type="string">
            <text:p>kurierwysmaz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awiercie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5];9;LEN([.D1275])-9-3)" office:value-type="string" office:string-value="zawiercie365.pl" calcext:value-type="string">
            <text:p>zawiercie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zieglowy365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6];9;LEN([.D1276])-9-3)" office:value-type="string" office:string-value="kozieglowy365.pl" calcext:value-type="string">
            <text:p>kozieglowy365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ekstrasierpc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7];9;LEN([.D1277])-9-3)" office:value-type="string" office:string-value="ekstrasierpc.pl" calcext:value-type="string">
            <text:p>ekstrasierpc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st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8];9;LEN([.D1278])-9-3)" office:value-type="string" office:string-value="gst24.pl" calcext:value-type="string">
            <text:p>gst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lelow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9];9;LEN([.D1279])-9-3)" office:value-type="string" office:string-value="lelow365.pl" calcext:value-type="string">
            <text:p>lelow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abcjanikowo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0];9;LEN([.D1280])-9-3)" office:value-type="string" office:string-value="abcjanikowo24.pl" calcext:value-type="string">
            <text:p>abcjanikowo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mojakruszwica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1];9;LEN([.D1281])-9-3)" office:value-type="string" office:string-value="mojakruszwica.pl" calcext:value-type="string">
            <text:p>mojakruszwica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sanok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2];9;LEN([.D1282])-9-3)" office:value-type="string" office:string-value="isanok.pl" calcext:value-type="string">
            <text:p>isanok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e-chelmno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3];9;LEN([.D1283])-9-3)" office:value-type="string" office:string-value="e-chelmno.pl" calcext:value-type="string">
            <text:p>e-chelmno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usochaczew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4];9;LEN([.D1284])-9-3)" office:value-type="string" office:string-value="tusochaczew.pl" calcext:value-type="string">
            <text:p>tusochaczew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arki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5];9;LEN([.D1285])-9-3)" office:value-type="string" office:string-value="zarki365.pl" calcext:value-type="string">
            <text:p>zarki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xpresskaszubski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6];9;LEN([.D1286])-9-3)" office:value-type="string" office:string-value="expresskaszubski.pl" calcext:value-type="string">
            <text:p>expresskaszubski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brodnica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7];9;LEN([.D1287])-9-3)" office:value-type="string" office:string-value="brodnica365.pl" calcext:value-type="string">
            <text:p>brodnica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akosc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8];9;LEN([.D1288])-9-3)" office:value-type="string" office:string-value="pakosc24.pl" calcext:value-type="string">
            <text:p>pakosc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hocianow.com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9];9;LEN([.D1289])-9-3)" office:value-type="string" office:string-value="chocianow.com.pl" calcext:value-type="string">
            <text:p>chocianow.com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oraj365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0];9;LEN([.D1290])-9-3)" office:value-type="string" office:string-value="poraj365.pl" calcext:value-type="string">
            <text:p>poraj365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esopot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1];9;LEN([.D1291])-9-3)" office:value-type="string" office:string-value="esopot.pl" calcext:value-type="string">
            <text:p>esopot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niegowa365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2];9;LEN([.D1292])-9-3)" office:value-type="string" office:string-value="niegowa365.pl" calcext:value-type="string">
            <text:p>niegowa365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ompolno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3];9;LEN([.D1293])-9-3)" office:value-type="string" office:string-value="sompolno24.pl" calcext:value-type="string">
            <text:p>sompolno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naszradziejow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4];9;LEN([.D1294])-9-3)" office:value-type="string" office:string-value="naszradziejow.pl" calcext:value-type="string">
            <text:p>naszradziejow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helmza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5];9;LEN([.D1295])-9-3)" office:value-type="string" office:string-value="chelmza365.pl" calcext:value-type="string">
            <text:p>chelmza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ortalsremski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6];9;LEN([.D1296])-9-3)" office:value-type="string" office:string-value="portalsremski.pl" calcext:value-type="string">
            <text:p>portalsremski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infomogilno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7];9;LEN([.D1297])-9-3)" office:value-type="string" office:string-value="infomogilno24.pl" calcext:value-type="string">
            <text:p>infomogilno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eszno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8];9;LEN([.D1298])-9-3)" office:value-type="string" office:string-value="leszno24.pl" calcext:value-type="string">
            <text:p>leszno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ipoddebice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9];9;LEN([.D1299])-9-3)" office:value-type="string" office:string-value="ipoddebice.pl" calcext:value-type="string">
            <text:p>ipoddebice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aktyct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0];9;LEN([.D1300])-9-3)" office:value-type="string" office:string-value="faktyct.pl" calcext:value-type="string">
            <text:p>faktyct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iszczecinek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1];9;LEN([.D1301])-9-3)" office:value-type="string" office:string-value="iszczecinek.pl" calcext:value-type="string">
            <text:p>iszczecinek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jarocin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2];9;LEN([.D1302])-9-3)" office:value-type="string" office:string-value="ejarocin.pl" calcext:value-type="string">
            <text:p>ejarocin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mlodagdynia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3];9;LEN([.D1303])-9-3)" office:value-type="string" office:string-value="mlodagdynia.pl" calcext:value-type="string">
            <text:p>mlodagdynia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warek.com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4];9;LEN([.D1304])-9-3)" office:value-type="string" office:string-value="gwarek.com.pl" calcext:value-type="string">
            <text:p>gwarek.com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ulsgminy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5];9;LEN([.D1305])-9-3)" office:value-type="string" office:string-value="pulsgminy.pl" calcext:value-type="string">
            <text:p>pulsgminy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hej.rzeszow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6];9;LEN([.D1306])-9-3)" office:value-type="string" office:string-value="hej.rzeszow.pl" calcext:value-type="string">
            <text:p>hej.rzeszow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lowiczanin.info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7];9;LEN([.D1307])-9-3)" office:value-type="string" office:string-value="lowiczanin.info" calcext:value-type="string">
            <text:p>lowiczanin.info</text:p>
          </table:table-cell>
          <table:table-cell table:number-columns-repeated="1015"/>
        </table:table-row>
        <table:table-row table:style-name="ro1">
          <table:table-cell table:style-name="ce183" office:value-type="string" calcext:value-type="string">
            <text:p>780</text:p>
          </table:table-cell>
          <table:table-cell table:style-name="ce189" office:value-type="string" calcext:value-type="string">
            <text:p>https://github.com/easylistpolish/easylistpolish/pull/135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formula="of:=COM.MICROSOFT.TEXTJOIN(&quot;,&quot;;1;[.I1247:.I1307])" office:value-type="string" office:string-value="ddwloclawek.pl,ddtorun.pl,portalplock.pl,faktypilskie.pl,ciechocinek.biz,swiecie24.pl,ciechocinek.biz,koronowo.net.pl,zyciesokolowa.pl,e-krajna.pl,zyciesiedleckie.pl,kolniak24.eu,gniewkowo.eu,itvszubin.pl,superchodziez.pl,czas.tygodnik.pl,bydgoszcz24.pl,tygodnik.pl,nizanskie.info,ekutno.pl,gwe24.pl,gostyn24.pl,gle24.pl,jastrowie24.pl,myszkow365.pl,tarnowska.pl,klobuck365.pl,kurierwysmaz.pl,zawiercie365.pl,kozieglowy365.pl,ekstrasierpc.pl,gst24.pl,lelow365.pl,abcjanikowo24.pl,mojakruszwica.pl,isanok.pl,e-chelmno.pl,tusochaczew.pl,zarki365.pl,expresskaszubski.pl,brodnica365.pl,pakosc24.pl,chocianow.com.pl,poraj365.pl,esopot.pl,niegowa365.pl,sompolno24.pl,naszradziejow.pl,chelmza365.pl,portalsremski.pl,infomogilno24.pl,leszno24.pl,ipoddebice.pl,faktyct.pl,iszczecinek.pl,ejarocin.pl,mlodagdynia.pl,gwarek.com.pl,pulsgminy.pl,hej.rzeszow.pl,lowiczanin.info" calcext:value-type="string">
            <text:p>ddwloclawek.pl,ddtorun.pl,portalplock.pl,faktypilskie.pl,ciechocinek.biz,swiecie24.pl,ciechocinek.biz,koronowo.net.pl,zyciesokolowa.pl,e-krajna.pl,zyciesiedleckie.pl,kolniak24.eu,gniewkowo.eu,itvszubin.pl,superchodziez.pl,czas.tygodnik.pl,bydgoszcz24.pl,tygodnik.pl,nizanskie.info,ekutno.pl,gwe24.pl,gostyn24.pl,gle24.pl,jastrowie24.pl,myszkow365.pl,tarnowska.pl,klobuck365.pl,kurierwysmaz.pl,zawiercie365.pl,kozieglowy365.pl,ekstrasierpc.pl,gst24.pl,lelow365.pl,abcjanikowo24.pl,mojakruszwica.pl,isanok.pl,e-chelmno.pl,tusochaczew.pl,zarki365.pl,expresskaszubski.pl,brodnica365.pl,pakosc24.pl,chocianow.com.pl,poraj365.pl,esopot.pl,niegowa365.pl,sompolno24.pl,naszradziejow.pl,chelmza365.pl,portalsremski.pl,infomogilno24.pl,leszno24.pl,ipoddebice.pl,faktyct.pl,iszczecinek.pl,ejarocin.pl,mlodagdynia.pl,gwarek.com.pl,pulsgminy.pl,hej.rzeszow.pl,lowiczanin.inf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81</text:p>
          </table:table-cell>
          <table:table-cell table:style-name="ce205" office:value-type="string" calcext:value-type="string">
            <text:p>https://github.com/easylistpolish/easylistpolish/pull/1337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2</text:p>
          </table:table-cell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radiosudety24.pl/" xlink:type="simple">https://radiosudety24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83</text:p>
          </table:table-cell>
          <table:table-cell table:style-name="ce205" office:value-type="string" calcext:value-type="string">
            <text:p>planowaniewesela.pl##header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planowaniewesela.pl/" xlink:type="simple">http://www.planowaniewesel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4</text:p>
          </table:table-cell>
          <table:table-cell table:style-name="ce206" office:value-type="string" calcext:value-type="string">
            <text:p>blogi.pl##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avokado.blogi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85</text:p>
          </table:table-cell>
          <table:table-cell table:style-name="ce205" office:value-type="string" calcext:value-type="string">
            <text:p>||ceneo.pl^$image,domain=exer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exerim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6</text:p>
          </table:table-cell>
          <table:table-cell table:style-name="ce189" office:value-type="string" calcext:value-type="string">
            <text:p>||sterta.pl^$domain=linkolog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34" office:value-type="string" calcext:value-type="string">
            <text:p><text:a xlink:href="https://linkologia/" xlink:type="simple">https://linkologia</text:a>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87</text:p>
          </table:table-cell>
          <table:table-cell table:style-name="ce205" office:value-type="string" calcext:value-type="string">
            <text:p>sandomierztv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andomierztv.pl/" xlink:type="simple">https://www.sandomierztv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8</text:p>
          </table:table-cell>
          <table:table-cell table:style-name="ce189" office:value-type="string" calcext:value-type="string">
            <text:p>||partner.rankomat.pl^$domain=ski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skionline.pl/stacje/w-karpaczu-ruszyla-produkcja-sniegu,newsy,8161.html" xlink:type="simple">https://www.skionline.pl/stacje/w-karpaczu-ruszyla-produkcja-sniegu,newsy,8161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ery^$domain=ski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9</text:p>
          </table:table-cell>
          <table:table-cell table:style-name="ce189" office:value-type="string" calcext:value-type="string">
            <text:p>slupca.pl##div[class^="g-single a-"] &gt; div[style="margin:auto; text-align: center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slupca.pl/informacje/aktualnosci/wojt-o-szpitalu-musimy-byc-wyrozumiali/" xlink:type="simple">https://www.slupca.pl/informacje/aktualnosci/wojt-o-szpitalu-musimy-byc-wyrozumial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0</text:p>
          </table:table-cell>
          <table:table-cell table:style-name="ce64" office:value-type="string" calcext:value-type="string">
            <text:p>swiatmotocykli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wiatmotocykli.pl/motocykle/romet-adv-125-prawdziwy-podroznik-nasza-opinia-test-dane-techniczne-cena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6" office:value-type="string" calcext:value-type="string">
            <text:p>||getsitecontrol.com^$script,domain=swiatmotocykl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1</text:p>
          </table:table-cell>
          <table:table-cell table:style-name="ce205" office:value-type="string" calcext:value-type="string">
            <text:p>zajefajna.com##img[src^="<text:a xlink:href="https://rapidu.net/banners/" xlink:type="simple">https://rapidu.net/banners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ajefajna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92</text:p>
          </table:table-cell>
          <table:table-cell table:style-name="ce206" office:value-type="string" calcext:value-type="string">
            <text:p>ziemiadebick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41" office:value-type="string" calcext:value-type="string">
            <text:p><text:a xlink:href="https://ziemiadebicka/" xlink:type="simple">https://ziemiadebicka</text:a>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3</text:p>
          </table:table-cell>
          <table:table-cell table:style-name="ce205" office:value-type="string" calcext:value-type="string">
            <text:p>||zlubaczowa.pl^*^stantander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zlubaczowa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5" office:value-type="string" calcext:value-type="string">
            <text:p>||zlubaczowa.pl^*^beztroski-kredyt,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zlubaczowa.pl^*^narol=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6" office:value-type="string" calcext:value-type="string">
            <text:p>zlubaczowa.pl##.flexbannergrou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ziemiadebicka.pl/" xlink:type="simple">http://ziemiadebick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4</text:p>
          </table:table-cell>
          <table:table-cell table:style-name="ce205" office:value-type="string" calcext:value-type="string">
            <text:p>zegocina.in##[id^="ban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zegocina.in/" xlink:type="simple">https://zegocina.in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zegocina.in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5</text:p>
          </table:table-cell>
          <table:table-cell table:style-name="ce205" office:value-type="string" calcext:value-type="string">
            <text:p>zloty-pociag.com##.popup_wrapper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zloty-pociag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96</text:p>
          </table:table-cell>
          <table:table-cell table:style-name="ce189" office:value-type="string" calcext:value-type="string">
            <text:p>zszywka.pl##div[class^="pin-advert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szyw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7</text:p>
          </table:table-cell>
          <table:table-cell table:style-name="ce205" office:value-type="string" calcext:value-type="string">
            <text:p>starnowa.tv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arnowa.tv/" xlink:type="simple">https://starnowa.tv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98</text:p>
          </table:table-cell>
          <table:table-cell table:style-name="ce189" office:value-type="string" calcext:value-type="string">
            <text:p>nowykamieniarz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nowykamieniarz.pl/" xlink:type="simple">http://nowykamieniarz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9</text:p>
          </table:table-cell>
          <table:table-cell table:style-name="ce205" office:value-type="string" calcext:value-type="string">
            <text:p>kosmetologa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kosmetologa.pl/choroby/dermatozy-skory-stop.html" xlink:type="simple">https://www.kosmetologa.pl/choroby/dermatozy-skory-stop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0</text:p>
          </table:table-cell>
          <table:table-cell table:style-name="ce189" office:value-type="string" calcext:value-type="string">
            <text:p>strefainzyniera.pl##a[href^="https://angielskitechniczny.edu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trefainzyniera.pl/" xlink:type="simple">https://strefainzynier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trefainzyniera.pl##a[href^="https://careers.mar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1</text:p>
          </table:table-cell>
          <table:table-cell table:style-name="ce189" office:value-type="string" calcext:value-type="string">
            <text:p><text:span text:style-name="T6">^baner_$domain=tygodnikmakowski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ygodnikmakowski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2</text:p>
          </table:table-cell>
          <table:table-cell table:style-name="ce189" office:value-type="string" calcext:value-type="string">
            <text:p><text:span text:style-name="T6">^baner_$domain=tygodnikprzasnyski.co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tygodnikprzasnyski.com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tygodnikprzasnyski.com.pl^*^Mrowka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3</text:p>
          </table:table-cell>
          <table:table-cell table:style-name="ce205" office:value-type="string" calcext:value-type="string">
            <text:p>^baner_$domain=gazeta-mla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azeta-mlawska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gazeta-mlawska.pl^*^GA_GT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4</text:p>
          </table:table-cell>
          <table:table-cell table:style-name="ce206" office:value-type="string" calcext:value-type="string">
            <text:p>||tygodnikdzialdowski.pl^*^GA_GT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44" office:value-type="string" calcext:value-type="string">
            <text:p>https://tygodnikdzialdowski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5</text:p>
          </table:table-cell>
          <table:table-cell table:style-name="ce206" office:value-type="string" calcext:value-type="string">
            <text:p>^a-posters^$domain=minskmaz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minskmaz.com/firmy/gazety-czasopisma-kolportaz/tygodnik-mazowiecki-nowy-dzwon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6</text:p>
          </table:table-cell>
          <table:table-cell table:style-name="ce205" office:value-type="string" calcext:value-type="string">
            <text:p>^banners^$domain=zywiec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zywiecinf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zywiecinfo.pl##.carousel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7</text:p>
          </table:table-cell>
          <table:table-cell table:style-name="ce205" office:value-type="string" calcext:value-type="string">
            <text:p>starachowicki.eu##div[id^="bills_in_rotation_"] &gt; a:not([href^="<text:a xlink:href="https://starachowicki.eu/" xlink:type="simple">https://starachowicki.eu/</text:a>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arachowicki.eu/artykul/tam-platne-parkowanie/1108194" xlink:type="simple">https://starachowicki.eu/artykul/tam-platne-parkowanie/1108194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8</text:p>
          </table:table-cell>
          <table:table-cell table:style-name="ce189" office:value-type="string" calcext:value-type="string">
            <text:p>linia.com.pl##a[href^="<text:a xlink:href="https://linia.com.pl/linkout/" xlink:type="simple">https://linia.com.pl/linkout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nia.com.pl/" xlink:type="simple">https://linia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9</text:p>
          </table:table-cell>
          <table:table-cell table:style-name="ce205" office:value-type="string" calcext:value-type="string">
            <text:p>konin24.info##a[href^="<text:a xlink:href="http://www.autodoc.pl/" xlink:type="simple">http://www.autodoc.pl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onin24.info/" xlink:type="simple">https://konin24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10</text:p>
          </table:table-cell>
          <table:table-cell table:style-name="ce189" office:value-type="string" calcext:value-type="string">
            <text:p>polanddaily.com##.wrapper img[style^="margin-bottom: 20px; max-width: 75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polanddaily.com/" xlink:type="simple">https://polanddaily.com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11</text:p>
          </table:table-cell>
          <table:table-cell table:style-name="ce205" office:value-type="string" calcext:value-type="string">
            <text:p>elektrosyst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elektrosystemy.pl/" xlink:type="simple">https://elektrosystemy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lektrosystemy.pl###gk-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12</text:p>
          </table:table-cell>
          <table:table-cell table:style-name="ce205" office:value-type="string" calcext:value-type="string">
            <text:p>gazetabilgoraj.pl##a[href^="<text:a xlink:href="https://oms.org.pl/" xlink:type="simple">https://oms.org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azetabilgoraj.pl/" xlink:type="simple">https://gazetabilgoraj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2" table:number-rows-repeated="10471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159 filters.C1170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159 filters.E1170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79:filters.D1079 filters.D1081:filters.D1081 filters.D1083:filters.D1083 filters.D1085:filters.D1085 filters.D1087:filters.D1087 filters.D1089:filters.D1089 filters.D1091:filters.D1091 filters.D1093:filters.D1093 filters.D1095:filters.D1095 filters.D1097:filters.D1097 filters.D1099:filters.D1099 filters.D1101:filters.D1101 filters.D1103:filters.D1103 filters.D1105:filters.D1105 filters.D1107:filters.D1107 filters.D1109:filters.D1109 filters.D1111:filters.D1111 filters.D1113:filters.D1113 filters.D1115:filters.D1115 filters.D1117:filters.D1118 filters.D1121:filters.D1121 filters.D1123:filters.D1123 filters.D1125:filters.D1125 filters.D1127:filters.D1127 filters.D1129:filters.D1129 filters.D1131:filters.D1131 filters.D1133:filters.D1133 filters.D1135:filters.D1135 filters.D1137:filters.D1137 filters.D1139:filters.D1139 filters.D1141:filters.D1141 filters.D1143:filters.D1143 filters.D1145:filters.D1145 filters.D1147:filters.D1147 filters.D1149:filters.D1149 filters.D1153:filters.D1153 filters.D1155:filters.D1155 filters.D1157:filters.D1157 filters.D1159:filters.D1159 filters.D1170:filters.D1170 filters.D1174:filters.D1174 filters.D1176:filters.D1176 filters.D1178:filters.D1178 filters.D1180:filters.D1180 filters.D1186:filters.D1186 filters.D1189:filters.D1189 filters.D1191:filters.D1191 filters.D1193:filters.D1193 filters.D1195:filters.D1195 filters.D1197:filters.D1197 filters.D1199:filters.D1199 filters.D1201:filters.D1201 filters.D1203:filters.D1203 filters.D1205:filters.D1205 filters.D1207:filters.D1207 filters.D1209:filters.D1209 filters.D1211:filters.D1211 filters.D1213:filters.D1213 filters.D1215:filters.D1215 filters.D1217:filters.D1217 filters.D1219:filters.D1219 filters.D1221:filters.D1221 filters.D1223:filters.D1223 filters.D1225:filters.D1225 filters.D1227:filters.D1227 filters.D1229:filters.D1229 filters.D1231:filters.D1231 filters.D1233:filters.D1233 filters.D1235:filters.D1235 filters.D1237:filters.D1237 filters.D1239:filters.D1239 filters.D1241:filters.D1241 filters.D1243:filters.D1243 filters.D1245:filters.D1245 filters.D1247:filters.D1247 filters.D1249:filters.D1249 filters.D1251:filters.D1251 filters.D1253:filters.D1253 filters.D1255:filters.D1255 filters.D1257:filters.D1257 filters.D1259:filters.D1259 filters.D1261:filters.D1261 filters.D1263:filters.D1263 filters.D1265:filters.D1265 filters.D1267:filters.D1267 filters.D1269:filters.D1269 filters.D1271:filters.D1271 filters.D1273:filters.D1273 filters.D1275:filters.D1275 filters.D1277:filters.D1277 filters.D1279:filters.D1279 filters.D1281:filters.D1281 filters.D1283:filters.D1283 filters.D1285:filters.D1285 filters.D1287:filters.D1287 filters.D1289:filters.D1289 filters.D1291:filters.D1291 filters.D1293:filters.D1293 filters.D1295:filters.D1295 filters.D1297:filters.D1297 filters.D1299:filters.D1299 filters.D1301:filters.D1301 filters.D1303:filters.D1303 filters.D1305:filters.D1305 filters.D1307:filters.D1307 filters.D1309:filters.D1309 filters.D1311:filters.D1311 filters.D1313:filters.D1313 filters.D1315:filters.D1315 filters.D1317:filters.D1317 filters.D1319:filters.D1319 filters.D1321:filters.D1321 filters.D1323:filters.D1323 filters.D1325:filters.D1325 filters.D1327:filters.D1327 filters.D1329:filters.D1329 filters.D1331:filters.D1331 filters.D1333:filters.D1333 filters.D1335:filters.D1335 filters.D1337:filters.D1337 filters.D1343:filters.D1343 filters.D1345:filters.D1345 filters.D1347:filters.D1347 filters.D1349:filters.D1349 filters.D1351:filters.D1351 filters.D1353:filters.D1353 filters.D1355:filters.D1355 filters.D1357:filters.D1357 filters.D1359:filters.D1359 filters.D1361:filters.D1361 filters.D1363:filters.D1363 filters.D1365:filters.D1365 filters.D1367:filters.D1367 filters.D1369:filters.D1369 filters.D1371:filters.D1371 filters.D1373:filters.D1373 filters.D1375:filters.D1375 filters.D1377:filters.D1377 filters.D1379:filters.D1379 filters.D1381:filters.D1381 filters.D1383:filters.D1383 filters.D1385:filters.D1385 filters.D1387:filters.D1387 filters.D1389:filters.D1389 filters.D1391:filters.D1391 filters.D1393:filters.D1393 filters.D1395:filters.D1395 filters.D1397:filters.D1397 filters.D1399:filters.D1399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59 filters.E1170:filters.E140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  <calcext:conditional-format calcext:target-range-address="filters.E1160:filters.E1169">
            <calcext:condition calcext:apply-style-name="Good" calcext:value="=&quot;yes&quot;" calcext:base-cell-address="filters.E1160"/>
            <calcext:condition calcext:apply-style-name="Bad" calcext:value="=&quot;no&quot;" calcext:base-cell-address="filters.E1160"/>
            <calcext:condition calcext:apply-style-name="Accent 2" calcext:value="=&quot;revert&quot;" calcext:base-cell-address="filters.E1160"/>
          </calcext:conditional-format>
          <calcext:conditional-format calcext:target-range-address="filters.E1160:filters.E1169">
            <calcext:condition calcext:apply-style-name="Good" calcext:value="=&quot;yes&quot;" calcext:base-cell-address="filters.E1160"/>
            <calcext:condition calcext:apply-style-name="Bad" calcext:value="=&quot;no&quot;" calcext:base-cell-address="filters.E1160"/>
            <calcext:condition calcext:apply-style-name="Accent 2" calcext:value="=&quot;revert&quot;" calcext:base-cell-address="filters.E1160"/>
          </calcext:conditional-format>
          <calcext:conditional-format calcext:target-range-address="filters.C1160:filters.C1169">
            <calcext:condition calcext:apply-style-name="Neutral" calcext:value="=&quot;HIDE&quot;" calcext:base-cell-address="filters.C1160"/>
            <calcext:condition calcext:apply-style-name="Good" calcext:value="=&quot;BLOCK&quot;" calcext:base-cell-address="filters.C1160"/>
          </calcext:conditional-format>
          <calcext:conditional-format calcext:target-range-address="filters.D1160:filters.D1160 filters.D1162:filters.D1162 filters.D1164:filters.D1164 filters.D1166:filters.D1166 filters.D1168:filters.D1168">
            <calcext:condition calcext:apply-style-name="Error" calcext:value="=&quot;easylist&quot;" calcext:base-cell-address="filters.D1160"/>
          </calcext:conditional-format>
          <calcext:conditional-format calcext:target-range-address="filters.D1151:filters.D1151">
            <calcext:condition calcext:apply-style-name="Error" calcext:value="=&quot;easylist&quot;" calcext:base-cell-address="filters.D1151"/>
          </calcext:conditional-format>
          <calcext:conditional-format calcext:target-range-address="filters.D1184:filters.D1184">
            <calcext:condition calcext:apply-style-name="Error" calcext:value="=&quot;easylist&quot;" calcext:base-cell-address="filters.D1184"/>
          </calcext:conditional-format>
          <calcext:conditional-format calcext:target-range-address="filters.D1314:filters.D1314">
            <calcext:condition calcext:apply-style-name="Error" calcext:value="=&quot;easylist&quot;" calcext:base-cell-address="filters.D1314"/>
          </calcext:conditional-format>
          <calcext:conditional-format calcext:target-range-address="filters.D1322:filters.D1322">
            <calcext:condition calcext:apply-style-name="Error" calcext:value="=&quot;easylist&quot;" calcext:base-cell-address="filters.D1322"/>
          </calcext:conditional-format>
          <calcext:conditional-format calcext:target-range-address="filters.D1341:filters.D1341">
            <calcext:condition calcext:apply-style-name="Error" calcext:value="=&quot;easylist&quot;" calcext:base-cell-address="filters.D1341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240"/>
        <table:table-row table:style-name="ro4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-check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322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ink</text:p>
          </table:table-cell>
          <table:table-cell table:style-name="ce308" office:value-type="string" calcext:value-type="string">
            <text:p>Level</text:p>
          </table:table-cell>
          <table:table-cell table:style-name="ce2" office:value-type="string" calcext:value-type="string">
            <text:p>Comment</text:p>
          </table:table-cell>
          <table:table-cell table:style-name="ce143" office:value-type="string" calcext:value-type="string">
            <text:p>Check</text:p>
          </table:table-cell>
          <table:table-cell table:style-name="ce155" office:value-type="string" calcext:value-type="string">
            <text:p>Notes</text:p>
          </table:table-cell>
          <table:table-cell table:style-name="ce167" office:value-type="string" calcext:value-type="string">
            <text:p>EL</text:p>
          </table:table-cell>
          <table:table-cell table:style-name="ce2" office:value-type="string" calcext:value-type="string">
            <text:p>AntiCV</text:p>
          </table:table-cell>
        </table:table-row>
        <table:table-row table:style-name="ro1">
          <table:table-cell table:style-name="ce182"/>
          <table:table-cell table:style-name="ce187" office:value-type="string" calcext:value-type="string">
            <text:p>https://evertiq.com</text:p>
          </table:table-cell>
          <table:table-cell table:style-name="ce309" office:value-type="float" office:value="2" calcext:value-type="float">
            <text:p>2.00</text:p>
          </table:table-cell>
          <table:table-cell table:style-name="ce235" office:value-type="string" calcext:value-type="string">
            <text:p>not EL Polish</text:p>
          </table:table-cell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 office:value-type="string" calcext:value-type="string">
            <text:p>X</text:p>
          </table:table-cell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evertiq.se</text:p>
          </table:table-cell>
          <table:table-cell table:style-name="ce310" office:value-type="float" office:value="2" calcext:value-type="float">
            <text:p>2.00</text:p>
          </table:table-cell>
          <table:table-cell table:style-name="ce189" office:value-type="string" calcext:value-type="string">
            <text:p>not EL Polish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 office:value-type="string" calcext:value-type="string">
            <text:p>X</text:p>
          </table:table-cell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evertiq.de</text:p>
          </table:table-cell>
          <table:table-cell table:style-name="ce311" office:value-type="float" office:value="2" calcext:value-type="float">
            <text:p>2.00</text:p>
          </table:table-cell>
          <table:table-cell table:style-name="ce235" office:value-type="string" calcext:value-type="string">
            <text:p>not EL Polish</text:p>
          </table:table-cell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 office:value-type="string" calcext:value-type="string">
            <text:p>X</text:p>
          </table:table-cell>
          <table:table-cell table:style-name="ce187"/>
        </table:table-row>
        <table:table-row table:style-name="ro1">
          <table:table-cell table:style-name="ce183"/>
          <table:table-cell table:style-name="ce24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11" office:value-type="float" office:value="0" calcext:value-type="float">
            <text:p>0.00</text:p>
          </table:table-cell>
          <table:table-cell table:style-name="ce189" office:value-type="string" calcext:value-type="string">
            <text:p>to search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307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11" office:value-type="float" office:value="0" calcext:value-type="float">
            <text:p>0.00</text:p>
          </table:table-cell>
          <table:table-cell table:style-name="ce187" office:value-type="string" calcext:value-type="string">
            <text:p>to search</text:p>
          </table:table-cell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materialybudowlane.info.pl/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mazury.info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kryptowaluty.info.pl/konferencja-infoshare-13-14-maja-w-gdansku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mieszkaniec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mierzyn24.pl/news.php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www.motocykle125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przedsiebiorcy.eu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porozmawiajmy.tv/staroslowianska-wiedza-wielkiej-tradycji-polnocy-grzegorz-skura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podrogach.pl/test-opon-letnich-215-55-r17-gtu-2020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polskaizbabranzypogrzebowej.pl</text:p>
          </table:table-cell>
          <table:table-cell table:style-name="ce311" office:value-type="float" office:value="1" calcext:value-type="float">
            <text:p>1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polnocna.tv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www.polonia-peterborough.uk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www.radiozw.com.pl/gosciem-radia-zw-byl-wlodzimierz-stochnialek-soltys-strojca-gm-praszka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strims.world/CuprumLubinCzarniRadom.php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 office:value-type="string" calcext:value-type="string">
            <text:p>?</text:p>
          </table:table-cell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nanarty.info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naszafloryda.com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naszabramow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www.abc-dachy.pl/index2.php?site=publikacje&amp;dzial=Folie%20dachowe&amp;baza=folie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abcvideo.cc/epl8j5wrzp43</text:p>
          </table:table-cell>
          <table:table-cell table:style-name="ce311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kronikamontrealska.com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lubanski.eu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sportprojekt.info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irenakuczynska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e-pingpong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hdtvpolska.com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www.infokrakow24.pl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infobusko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gizycko.info.pl/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kobietaigolf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twojradom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pultusk24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nowinynyskie.com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5" office:value-type="string" calcext:value-type="string">
            <text:p>no</text:p>
          </table:table-cell>
          <table:table-cell table:style-name="ce198"/>
          <table:table-cell table:style-name="ce207"/>
          <table:table-cell table:style-name="ce187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11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ekinomaniak.net/watch-movies/Sonic-Szybki-jak-byskawica-5983</text:p>
          </table:table-cell>
          <table:table-cell table:style-name="ce311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://www.maniak.tv/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www.flvto.biz/pl76/how-to/how-to-install-chrome-plugin-win/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superportal24.pl/gryficki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5" office:value-type="string" calcext:value-type="string">
            <text:p>no</text:p>
          </table:table-cell>
          <table:table-cell table:style-name="ce199"/>
          <table:table-cell table:style-name="ce208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245" office:value-type="string" calcext:value-type="string">
            <text:p><text:span text:style-name="T8"><text:a xlink:href="https://2conv.com/pl53/terms/" xlink:type="simple">https://2conv.com/pl53/terms/</text:a></text:span>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 office:value-type="string" calcext:value-type="string">
            <text:p>X</text:p>
          </table:table-cell>
          <table:table-cell table:style-name="ce211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306"/>
          <table:table-cell table:style-name="ce235" office:value-type="string" calcext:value-type="string">
            <text:p>https://xlomza.pl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9" office:value-type="string" calcext:value-type="string">
            <text:p>https://epainfo.pl/wosp-pabianice-2020-zobacz-pelny-harmonogram/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polishexpress.com.au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kk24.pl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s://skipol.pl/" xlink:type="simple">https://skipol.pl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<text:a xlink:href="https://radioandrychow.pl/" xlink:type="simple">https://radioandrychow.pl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<text:a xlink:href="https://swiat-szkla.pl/" xlink:type="simple">https://swiat-szkla.pl/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s://www.golfpl.com/" xlink:type="simple">https://www.golfpl.com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nowagazeta.pl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1"/>
          <table:table-cell table:style-name="ce209"/>
          <table:table-cell table:style-name="ce189"/>
        </table:table-row>
        <table:table-row table:style-name="ro3" table:number-rows-repeated="1048324">
          <table:table-cell table:number-columns-repeated="8"/>
        </table:table-row>
        <table:table-row table:style-name="ro3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41"/>
        <table:table-column table:style-name="co15" table:default-cell-style-name="ce241"/>
        <table:table-column table:style-name="co16" table:default-cell-style-name="ce241"/>
        <table:table-column table:style-name="co17" table:default-cell-style-name="ce241"/>
        <table:table-column table:style-name="co18" table:default-cell-style-name="ce241"/>
        <table:table-column table:style-name="co19" table:default-cell-style-name="ce241"/>
        <table:table-column table:style-name="co12" table:number-columns-repeated="1018" table:default-cell-style-name="ce241"/>
        <table:table-row table:style-name="ro1">
          <table:table-cell table:style-name="ce408"/>
          <table:table-cell table:style-name="ce418" office:value-type="string" calcext:value-type="string">
            <text:p>site</text:p>
          </table:table-cell>
          <table:table-cell table:style-name="ce418" office:value-type="string" calcext:value-type="string">
            <text:p>status</text:p>
          </table:table-cell>
          <table:table-cell table:style-name="ce418" office:value-type="string" calcext:value-type="string">
            <text:p>filter</text:p>
          </table:table-cell>
          <table:table-cell table:style-name="ce418" office:value-type="string" calcext:value-type="string">
            <text:p>reason</text:p>
          </table:table-cell>
          <table:table-cell table:style-name="ce425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409" office:value-type="float" office:value="1" calcext:value-type="float">
            <text:p>1</text:p>
          </table:table-cell>
          <table:table-cell table:style-name="ce203" office:value-type="string" calcext:value-type="string">
            <text:p>sportowefakty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sportowefakty.wp.pl#$#abort-on-property-read prebidConfig.config.bidTargets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2" calcext:value-type="float">
            <text:p>2</text:p>
          </table:table-cell>
          <table:table-cell table:style-name="ce419" office:value-type="string" calcext:value-type="string">
            <text:p>finanse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finanse.wp.pl#$#abort-on-property-read prebidConfig.hbA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5">
          <table:table-cell table:style-name="ce409" office:value-type="float" office:value="3" calcext:value-type="float">
            <text:p>3</text:p>
          </table:table-cell>
          <table:table-cell table:style-name="ce203" office:value-type="string" calcext:value-type="string">
            <text:p>o2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o2.pl#$#abort-on-property-read prebidConfig.hb</text:p>
          </table:table-cell>
          <table:table-cell table:style-name="ce203" office:value-type="string" calcext:value-type="string">
            <text:p>-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" calcext:value-type="float">
            <text:p>4</text:p>
          </table:table-cell>
          <table:table-cell table:style-name="ce419" office:value-type="string" calcext:value-type="string">
            <text:p>o2.pl</text:p>
          </table:table-cell>
          <table:table-cell table:style-name="ce422" office:value-type="string" calcext:value-type="string">
            <text:p>TEST</text:p>
          </table:table-cell>
          <table:table-cell table:style-name="ce419" office:value-type="string" calcext:value-type="string">
            <text:p>o2.pl#$#abort-on-property-read o2App.adsFirstRefs</text:p>
          </table:table-cell>
          <table:table-cell table:style-name="ce419" office:value-type="string" calcext:value-type="string">
            <text:p>to block AdsFirstRegisterSlot</text:p>
          </table:table-cell>
          <table:table-cell table:style-name="ce427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409" office:value-type="float" office:value="5" calcext:value-type="float">
            <text:p>5</text:p>
          </table:table-cell>
          <table:table-cell table:style-name="ce203" office:value-type="string" calcext:value-type="string">
            <text:p>gwiazdy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gwiazdy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6" calcext:value-type="float">
            <text:p>6</text:p>
          </table:table-cell>
          <table:table-cell table:style-name="ce419" office:value-type="string" calcext:value-type="string">
            <text:p>pudelek.pl</text:p>
          </table:table-cell>
          <table:table-cell table:style-name="ce422" office:value-type="string" calcext:value-type="string">
            <text:p>PROBLEM</text:p>
          </table:table-cell>
          <table:table-cell table:style-name="ce247" office:value-type="string" calcext:value-type="string">
            <text:p>www.wp.pl#$#abort-on-property-read Object.prototype.bodies</text:p>
          </table:table-cell>
          <table:table-cell table:style-name="ce419"/>
          <table:table-cell table:style-name="ce427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409" office:value-type="float" office:value="7" calcext:value-type="float">
            <text:p>7</text:p>
          </table:table-cell>
          <table:table-cell table:style-name="ce203" office:value-type="string" calcext:value-type="string">
            <text:p>autokult.pl</text:p>
          </table:table-cell>
          <table:table-cell table:style-name="ce421" office:value-type="string" calcext:value-type="string">
            <text:p>DONE</text:p>
          </table:table-cell>
          <table:table-cell table:style-name="ce247" office:value-type="string" calcext:value-type="string">
            <text:p>autokult.pl#?#figure[class^="insert"]:-abp-has(var + script)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8" calcext:value-type="float">
            <text:p>8</text:p>
          </table:table-cell>
          <table:table-cell table:style-name="ce203" office:value-type="string" calcext:value-type="string">
            <text:p>sportowefakty.wp.pl</text:p>
          </table:table-cell>
          <table:table-cell table:style-name="ce422" office:value-type="string" calcext:value-type="string">
            <text:p>TEST</text:p>
          </table:table-cell>
          <table:table-cell table:style-name="ce247" office:value-type="string" calcext:value-type="string">
            <text:p>sportowefakty.wp.pl#$#abort-on-property-read prebidConfig.hb</text:p>
          </table:table-cell>
          <table:table-cell table:style-name="ce419" office:value-type="string" calcext:value-type="string">
            <text:p>unnecessary?</text:p>
          </table:table-cell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9" calcext:value-type="float">
            <text:p>9</text:p>
          </table:table-cell>
          <table:table-cell table:style-name="ce203" office:value-type="string" calcext:value-type="string">
            <text:p>forum.echirurgia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echirurgia.pl#$#abort-current-inline-script document.querySelector registerSlot</text:p>
          </table:table-cell>
          <table:table-cell table:style-name="ce203"/>
          <table:table-cell table:style-name="ce426"/>
          <table:table-cell table:style-name="ce203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410" office:value-type="float" office:value="10" calcext:value-type="float">
            <text:p>10</text:p>
          </table:table-cell>
          <table:table-cell table:style-name="ce419" office:value-type="string" calcext:value-type="string">
            <text:p>kardiolo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kardiolo.pl#$#abort-on-property-write rekid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1" calcext:value-type="float">
            <text:p>11</text:p>
          </table:table-cell>
          <table:table-cell table:style-name="ce420" office:value-type="string" calcext:value-type="string">
            <text:p>wawalove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wawalove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12" calcext:value-type="float">
            <text:p>12</text:p>
          </table:table-cell>
          <table:table-cell table:style-name="ce419" office:value-type="string" calcext:value-type="string">
            <text:p>film.wp.pl</text:p>
          </table:table-cell>
          <table:table-cell table:style-name="ce422" office:value-type="string" calcext:value-type="string">
            <text:p>ACCEPT</text:p>
          </table:table-cell>
          <table:table-cell table:style-name="ce419" office:value-type="string" calcext:value-type="string">
            <text:p>film.wp.pl#?#span &gt; div:-abp-has(&gt; .container + .text_reklama)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3" calcext:value-type="float">
            <text:p>13</text:p>
          </table:table-cell>
          <table:table-cell table:style-name="ce203" office:value-type="string" calcext:value-type="string">
            <text:p>film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film.wp.pl#$#abort-on-property-read prebidConfig.hb</text:p>
          </table:table-cell>
          <table:table-cell table:style-name="ce203" office:value-type="string" calcext:value-type="string">
            <text:p>domodi widget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14" calcext:value-type="float">
            <text:p>14</text:p>
          </table:table-cell>
          <table:table-cell table:style-name="ce203" office:value-type="string" calcext:value-type="string">
            <text:p>teleshow.wp.pl</text:p>
          </table:table-cell>
          <table:table-cell table:style-name="ce423" office:value-type="string" calcext:value-type="string">
            <text:p>DONE</text:p>
          </table:table-cell>
          <table:table-cell table:style-name="ce203" office:value-type="string" calcext:value-type="string">
            <text:p>teleshow.wp.pl#$#abort-on-property-read prebidConfig.hb</text:p>
          </table:table-cell>
          <table:table-cell table:style-name="ce419" office:value-type="string" calcext:value-type="string">
            <text:p>https://teleshow.wp.pl/bardowscy-z-rolnik-szuka-zony-buduja-dom-anna-byla-przerazona-oknami-6537576931560160a</text:p>
          </table:table-cell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5" calcext:value-type="float">
            <text:p>15</text:p>
          </table:table-cell>
          <table:table-cell table:style-name="ce203" office:value-type="string" calcext:value-type="string">
            <text:p>teleshow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teleshow.wp.pl##.shoplovin-3P</text:p>
          </table:table-cell>
          <table:table-cell table:style-name="ce203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426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410" office:value-type="float" office:value="16" calcext:value-type="float">
            <text:p>16</text:p>
          </table:table-cell>
          <table:table-cell table:style-name="ce419" office:value-type="string" calcext:value-type="string">
            <text:p>pogoda.wp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pogoda.wp.pl#$#abort-on-property-read prebidConfig.config.floorprices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7" calcext:value-type="float">
            <text:p>17</text:p>
          </table:table-cell>
          <table:table-cell table:style-name="ce203" office:value-type="string" calcext:value-type="string">
            <text:p>dom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dom.wp.pl#$#abort-on-property-read reki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6">
          <table:table-cell table:style-name="ce410" office:value-type="float" office:value="18" calcext:value-type="float">
            <text:p>18</text:p>
          </table:table-cell>
          <table:table-cell table:style-name="ce419" office:value-type="string" calcext:value-type="string">
            <text:p>dom.wp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dom.wp.pl#?#.view-first:-abp-has(a[onclick*="var img = document.createElement('img');"])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9" calcext:value-type="float">
            <text:p>19</text:p>
          </table:table-cell>
          <table:table-cell table:style-name="ce203" office:value-type="string" calcext:value-type="string">
            <text:p>opinie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opinie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20" calcext:value-type="float">
            <text:p>20</text:p>
          </table:table-cell>
          <table:table-cell table:style-name="ce419" office:value-type="string" calcext:value-type="string">
            <text:p>facet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facet.wp.pl#?#.view-first:-abp-has(a[onclick*="var img = document.createElement('img');"])</text:p>
          </table:table-cell>
          <table:table-cell table:style-name="ce206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21" calcext:value-type="float">
            <text:p>21</text:p>
          </table:table-cell>
          <table:table-cell table:style-name="ce203" office:value-type="string" calcext:value-type="string">
            <text:p>facet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facet.wp.pl#$#abort-on-property-read pbjs.bidderSettings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1" office:value-type="float" office:value="22" calcext:value-type="float">
            <text:p>22</text:p>
          </table:table-cell>
          <table:table-cell table:style-name="ce419" office:value-type="string" calcext:value-type="string">
            <text:p>autocentrum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autocentrum.pl#$#abort-on-property-write rekid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12" office:value-type="float" office:value="23" calcext:value-type="float">
            <text:p>23</text:p>
          </table:table-cell>
          <table:table-cell table:style-name="ce203" office:value-type="string" calcext:value-type="string">
            <text:p>horoskop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horoskop.wp.pl#$#abort-on-property-write rekid</text:p>
          </table:table-cell>
          <table:table-cell table:style-name="ce203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2" office:value-type="float" office:value="24" calcext:value-type="float">
            <text:p>24</text:p>
          </table:table-cell>
          <table:table-cell table:style-name="ce419" office:value-type="string" calcext:value-type="string">
            <text:p>ksiazki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ksiazki.wp.pl#$#abort-on-property-read pbjs.bidderSettings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11" office:value-type="float" office:value="25" calcext:value-type="float">
            <text:p>25</text:p>
          </table:table-cell>
          <table:table-cell table:style-name="ce203" office:value-type="string" calcext:value-type="string">
            <text:p>kuchnia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kuchnia.wp.pl#$#abort-on-property-read pbjs.libLoade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3" office:value-type="float" office:value="26" calcext:value-type="float">
            <text:p>26</text:p>
          </table:table-cell>
          <table:table-cell table:style-name="ce419" office:value-type="string" calcext:value-type="string">
            <text:p>turystyka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turystyka.wp.pl#$#abort-on-property-read pbjsChunk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27" calcext:value-type="float">
            <text:p>27</text:p>
          </table:table-cell>
          <table:table-cell table:style-name="ce203" office:value-type="string" calcext:value-type="string">
            <text:p>wp.pl</text:p>
          </table:table-cell>
          <table:table-cell table:style-name="ce421" office:value-type="string" calcext:value-type="string">
            <text:p>ACCEPT</text:p>
          </table:table-cell>
          <table:table-cell table:style-name="ce203" office:value-type="string" calcext:value-type="string">
            <text:p>wp.pl##div[id^="Player"] &gt; .npp-container <text:s/>video:not([src^="blob:"])</text:p>
          </table:table-cell>
          <table:table-cell table:style-name="ce203" office:value-type="string" calcext:value-type="string">
            <text:p>all sites – difficult to reproduce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3" office:value-type="float" office:value="28" calcext:value-type="float">
            <text:p>28</text:p>
          </table:table-cell>
          <table:table-cell table:style-name="ce419" office:value-type="string" calcext:value-type="string">
            <text:p>tech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tech.wp.pl#$#abort-on-property-read pbjs.bidderSettings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14" office:value-type="float" office:value="29" calcext:value-type="float">
            <text:p>29</text:p>
          </table:table-cell>
          <table:table-cell table:style-name="ce203" office:value-type="string" calcext:value-type="string">
            <text:p>moto.wp.pl</text:p>
          </table:table-cell>
          <table:table-cell table:style-name="ce421" office:value-type="string" calcext:value-type="string">
            <text:p>DONE</text:p>
          </table:table-cell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4" office:value-type="float" office:value="30" calcext:value-type="float">
            <text:p>30</text:p>
          </table:table-cell>
          <table:table-cell table:style-name="ce419" office:value-type="string" calcext:value-type="string">
            <text:p>kobieta.wp.pl</text:p>
          </table:table-cell>
          <table:table-cell table:style-name="ce422" office:value-type="string" calcext:value-type="string">
            <text:p>DONE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15" office:value-type="float" office:value="31" calcext:value-type="float">
            <text:p>31</text:p>
          </table:table-cell>
          <table:table-cell table:style-name="ce203" office:value-type="string" calcext:value-type="string">
            <text:p>wiadomosci.wp.pl</text:p>
          </table:table-cell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6" office:value-type="float" office:value="32" calcext:value-type="float">
            <text:p>32</text:p>
          </table:table-cell>
          <table:table-cell table:style-name="ce419" office:value-type="string" calcext:value-type="string">
            <text:p>pilot.wp.pl</text:p>
          </table:table-cell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16" office:value-type="float" office:value="33" calcext:value-type="float">
            <text:p>33</text:p>
          </table:table-cell>
          <table:table-cell table:style-name="ce203" office:value-type="string" calcext:value-type="string">
            <text:p>tv.wp.pl</text:p>
          </table:table-cell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7" office:value-type="float" office:value="34" calcext:value-type="float">
            <text:p>34</text:p>
          </table:table-cell>
          <table:table-cell table:style-name="ce419" office:value-type="string" calcext:value-type="string">
            <text:p>video.wp.pl</text:p>
          </table:table-cell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35" calcext:value-type="float">
            <text:p>35</text:p>
          </table:table-cell>
          <table:table-cell table:style-name="ce203" office:value-type="string" calcext:value-type="string">
            <text:p>money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money.pl,moneyv.wp.pl#$#abort-on-property-read pbjs.bidderSettings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36" calcext:value-type="float">
            <text:p>36</text:p>
          </table:table-cell>
          <table:table-cell table:style-name="ce419" office:value-type="string" calcext:value-type="string">
            <text:p>moneyv.wp.pl</text:p>
          </table:table-cell>
          <table:table-cell table:style-name="ce422" office:value-type="string" calcext:value-type="string">
            <text:p>DONE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37" calcext:value-type="float">
            <text:p>37</text:p>
          </table:table-cell>
          <table:table-cell table:style-name="ce203" office:value-type="string" calcext:value-type="string">
            <text:p>finanse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moto.wp.pl,finanse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38" calcext:value-type="float">
            <text:p>38</text:p>
          </table:table-cell>
          <table:table-cell table:style-name="ce419" office:value-type="string" calcext:value-type="string">
            <text:p>moto.wp.pl</text:p>
          </table:table-cell>
          <table:table-cell table:style-name="ce422" office:value-type="string" calcext:value-type="string">
            <text:p>DONE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39" calcext:value-type="float">
            <text:p>39</text:p>
          </table:table-cell>
          <table:table-cell table:style-name="ce203" office:value-type="string" calcext:value-type="string">
            <text:p>kobieta.wp.pl</text:p>
          </table:table-cell>
          <table:table-cell table:style-name="ce421" office:value-type="string" calcext:value-type="string">
            <text:p>ACCEPT</text:p>
          </table:table-cell>
          <table:table-cell table:style-name="ce203" office:value-type="string" calcext:value-type="string">
            <text:p>gry.wp.pl,kobieta.wp.pl#$#abort-on-property-read pbjs.libLoade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0" calcext:value-type="float">
            <text:p>40</text:p>
          </table:table-cell>
          <table:table-cell table:style-name="ce419" office:value-type="string" calcext:value-type="string">
            <text:p>gry.wp.pl</text:p>
          </table:table-cell>
          <table:table-cell table:style-name="ce422" office:value-type="string" calcext:value-type="string">
            <text:p>ACCEPT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1" calcext:value-type="float">
            <text:p>41</text:p>
          </table:table-cell>
          <table:table-cell table:style-name="ce203" office:value-type="string" calcext:value-type="string">
            <text:p>twojeip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`#$#abort-on-property-read reki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2" calcext:value-type="float">
            <text:p>42</text:p>
          </table:table-cell>
          <table:table-cell table:style-name="ce419" office:value-type="string" calcext:value-type="string">
            <text:p>parenting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parenting.pl#$#abort-on-property-read slot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3" calcext:value-type="float">
            <text:p>43</text:p>
          </table:table-cell>
          <table:table-cell table:style-name="ce203" office:value-type="string" calcext:value-type="string">
            <text:p>wiadomosci.wp.pl</text:p>
          </table:table-cell>
          <table:table-cell table:style-name="ce421" office:value-type="string" calcext:value-type="string">
            <text:p>ACCEPT</text:p>
          </table:table-cell>
          <table:table-cell table:style-name="ce206" office:value-type="string" calcext:value-type="string">
            <text:p>wiadomosci.wp.pl#$#abort-on-property-read pbjsChunk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4" calcext:value-type="float">
            <text:p>44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6">
          <table:table-cell table:style-name="ce409" office:value-type="float" office:value="45" calcext:value-type="float">
            <text:p>45</text:p>
          </table:table-cell>
          <table:table-cell table:style-name="ce203"/>
          <table:table-cell table:style-name="ce421"/>
          <table:table-cell table:style-name="ce206" office:value-type="string" calcext:value-type="string">
            <text:p>facet.wp.pl,tech.wp.pl,sportowefakty.wp.pl,kobieta.wp.pl#$#debug; abort-on-property-write window.INITIAL_STATE</text:p>
          </table:table-cell>
          <table:table-cell table:style-name="ce203" office:value-type="string" calcext:value-type="string">
            <text:p>check other sites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6" calcext:value-type="float">
            <text:p>46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7" calcext:value-type="float">
            <text:p>47</text:p>
          </table:table-cell>
          <table:table-cell table:style-name="ce203"/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8" calcext:value-type="float">
            <text:p>48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9" calcext:value-type="float">
            <text:p>49</text:p>
          </table:table-cell>
          <table:table-cell table:style-name="ce203"/>
          <table:table-cell table:style-name="ce421"/>
          <table:table-cell table:style-name="ce424" office:value-type="string" calcext:value-type="string">
            <text:p>https://naekranie.pl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50" calcext:value-type="float">
            <text:p>50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51" calcext:value-type="float">
            <text:p>51</text:p>
          </table:table-cell>
          <table:table-cell table:style-name="ce203"/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06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gq210ykp.bodies["234437_3"] = function() {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obieta2016.wp.pl/wiadomosc.html/L32/932087904/x59/OasDefault/BusinessClick_Kobieta_x59/adx-iaq678292732337.html/5577674970462b42354d7741422f4371?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wp_spa_config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parentNode.insertBefor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load Script 2 a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document.getElementsByTagName s</text:p>
          </table:table-cell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41"/>
        <table:table-column table:style-name="co15" table:visibility="collapse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ce241"/>
        <table:table-column table:style-name="co24" table:default-cell-style-name="ce470"/>
        <table:table-column table:style-name="co25" table:default-cell-style-name="ce241"/>
        <table:table-column table:style-name="co12" table:number-columns-repeated="1017" table:default-cell-style-name="ce241"/>
        <table:table-row table:style-name="ro1">
          <table:table-cell table:style-name="ce428"/>
          <table:table-cell table:style-name="ce432"/>
          <table:table-cell table:style-name="ce432" office:value-type="string" calcext:value-type="string">
            <text:p>site</text:p>
          </table:table-cell>
          <table:table-cell table:style-name="ce432" office:value-type="string" calcext:value-type="string">
            <text:p>status</text:p>
          </table:table-cell>
          <table:table-cell table:style-name="ce432" office:value-type="string" calcext:value-type="string">
            <text:p>filter</text:p>
          </table:table-cell>
          <table:table-cell table:style-name="ce464" office:value-type="string" calcext:value-type="string">
            <text:p>reason</text:p>
          </table:table-cell>
          <table:table-cell table:style-name="ce47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29" office:value-type="float" office:value="1" calcext:value-type="float">
            <text:p>1</text:p>
          </table:table-cell>
          <table:table-cell table:style-name="ce433" table:formula="of:=RIGHT([.C2];LEN([.C2])-FIND(&quot;.&quot;;[.C2]))" office:value-type="string" office:string-value="com" calcext:value-type="string">
            <text:p>com</text:p>
          </table:table-cell>
          <table:table-cell table:style-name="ce435" office:value-type="string" calcext:value-type="string">
            <text:p>nerwica.com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" calcext:value-type="float">
            <text:p>2</text:p>
          </table:table-cell>
          <table:table-cell table:style-name="ce434" table:formula="of:=RIGHT([.C3];LEN([.C3])-FIND(&quot;.&quot;;[.C3]))" office:value-type="string" office:string-value="fm" calcext:value-type="string">
            <text:p>fm</text:p>
          </table:table-cell>
          <table:table-cell table:style-name="ce420" office:value-type="string" calcext:value-type="string">
            <text:p>open.fm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" calcext:value-type="float">
            <text:p>3</text:p>
          </table:table-cell>
          <table:table-cell table:style-name="ce433" table:formula="of:=RIGHT([.C4];LEN([.C4])-FIND(&quot;.&quot;;[.C4]))" office:value-type="string" office:string-value="money.pl" calcext:value-type="string">
            <text:p>money.pl</text:p>
          </table:table-cell>
          <table:table-cell table:style-name="ce435" office:value-type="string" calcext:value-type="string">
            <text:p>direct.money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" calcext:value-type="float">
            <text:p>4</text:p>
          </table:table-cell>
          <table:table-cell table:style-name="ce434" table:formula="of:=RIGHT([.C5];LEN([.C5])-FIND(&quot;.&quot;;[.C5]))" office:value-type="string" office:string-value="money.pl" calcext:value-type="string">
            <text:p>money.pl</text:p>
          </table:table-cell>
          <table:table-cell table:style-name="ce420" office:value-type="string" calcext:value-type="string">
            <text:p>praca.money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" calcext:value-type="float">
            <text:p>5</text:p>
          </table:table-cell>
          <table:table-cell table:style-name="ce433" table:formula="of:=RIGHT([.C6];LEN([.C6])-FIND(&quot;.&quot;;[.C6]))" office:value-type="string" office:string-value="money.pl" calcext:value-type="string">
            <text:p>money.pl</text:p>
          </table:table-cell>
          <table:table-cell table:style-name="ce435" office:value-type="string" calcext:value-type="string">
            <text:p>prawo.money.pl</text:p>
          </table:table-cell>
          <table:table-cell table:style-name="ce442" office:value-type="string" calcext:value-type="string">
            <text:p>OK</text:p>
          </table:table-cell>
          <table:table-cell table:style-name="ce435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65"/>
          <table:table-cell table:style-name="ce476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30" office:value-type="float" office:value="6" calcext:value-type="float">
            <text:p>6</text:p>
          </table:table-cell>
          <table:table-cell table:style-name="ce434" table:formula="of:=RIGHT([.C7];LEN([.C7])-FIND(&quot;.&quot;;[.C7]))" office:value-type="string" office:string-value="o2.pl" calcext:value-type="string">
            <text:p>o2.pl</text:p>
          </table:table-cell>
          <table:table-cell table:style-name="ce420" office:value-type="string" calcext:value-type="string">
            <text:p>poczta.o2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" calcext:value-type="float">
            <text:p>7</text:p>
          </table:table-cell>
          <table:table-cell table:style-name="ce433" table:formula="of:=RIGHT([.C8];LEN([.C8])-FIND(&quot;.&quot;;[.C8]))" office:value-type="string" office:string-value="pl" calcext:value-type="string">
            <text:p>pl</text:p>
          </table:table-cell>
          <table:table-cell table:style-name="ce435" office:value-type="string" calcext:value-type="string">
            <text:p>abczdrowie.pl</text:p>
          </table:table-cell>
          <table:table-cell table:style-name="ce442" office:value-type="string" calcext:value-type="string">
            <text:p>ADVERT</text:p>
          </table:table-cell>
          <table:table-cell table:style-name="ce435" office:value-type="string" calcext:value-type="string">
            <text:p>https://zywienie.abczdrowie.pl/kolendra-wlasciwosci-odzywcze-zastosowanie</text:p>
          </table:table-cell>
          <table:table-cell table:style-name="ce465" office:value-type="string" calcext:value-type="string">
            <text:p>.contentstream-bar</text:p>
          </table:table-cell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" calcext:value-type="float">
            <text:p>8</text:p>
          </table:table-cell>
          <table:table-cell table:style-name="ce434" table:formula="of:=RIGHT([.C9];LEN([.C9])-FIND(&quot;.&quot;;[.C9]))" office:value-type="string" office:string-value="pl" calcext:value-type="string">
            <text:p>pl</text:p>
          </table:table-cell>
          <table:table-cell table:style-name="ce420" office:value-type="string" calcext:value-type="string">
            <text:p>autokult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" calcext:value-type="float">
            <text:p>9</text:p>
          </table:table-cell>
          <table:table-cell table:style-name="ce433" table:formula="of:=RIGHT([.C10];LEN([.C10])-FIND(&quot;.&quot;;[.C10]))" office:value-type="string" office:string-value="pl" calcext:value-type="string">
            <text:p>pl</text:p>
          </table:table-cell>
          <table:table-cell table:style-name="ce435" office:value-type="string" calcext:value-type="string">
            <text:p>bloog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0" calcext:value-type="float">
            <text:p>10</text:p>
          </table:table-cell>
          <table:table-cell table:style-name="ce434" table:formula="of:=RIGHT([.C11];LEN([.C11])-FIND(&quot;.&quot;;[.C11]))" office:value-type="string" office:string-value="com" calcext:value-type="string">
            <text:p>com</text:p>
          </table:table-cell>
          <table:table-cell table:style-name="ce420" office:value-type="string" calcext:value-type="string">
            <text:p>interaktywnie.com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1" calcext:value-type="float">
            <text:p>11</text:p>
          </table:table-cell>
          <table:table-cell table:style-name="ce433" table:formula="of:=RIGHT([.C12];LEN([.C12])-FIND(&quot;.&quot;;[.C12]))" office:value-type="string" office:string-value="pl" calcext:value-type="string">
            <text:p>pl</text:p>
          </table:table-cell>
          <table:table-cell table:style-name="ce205" office:value-type="string" calcext:value-type="string">
            <text:p>docelu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2" calcext:value-type="float">
            <text:p>12</text:p>
          </table:table-cell>
          <table:table-cell table:style-name="ce434" table:formula="of:=RIGHT([.C13];LEN([.C13])-FIND(&quot;.&quot;;[.C13]))" office:value-type="string" office:string-value="pl" calcext:value-type="string">
            <text:p>pl</text:p>
          </table:table-cell>
          <table:table-cell table:style-name="ce420" office:value-type="string" calcext:value-type="string">
            <text:p>domodi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3" calcext:value-type="float">
            <text:p>13</text:p>
          </table:table-cell>
          <table:table-cell table:style-name="ce433" table:formula="of:=RIGHT([.C14];LEN([.C14])-FIND(&quot;.&quot;;[.C14]))" office:value-type="string" office:string-value="pl" calcext:value-type="string">
            <text:p>pl</text:p>
          </table:table-cell>
          <table:table-cell table:style-name="ce435" office:value-type="string" calcext:value-type="string">
            <text:p>echirurgia.pl</text:p>
          </table:table-cell>
          <table:table-cell table:style-name="ce442" office:value-type="string" calcext:value-type="string">
            <text:p>OK</text:p>
          </table:table-cell>
          <table:table-cell table:style-name="ce43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4" calcext:value-type="float">
            <text:p>14</text:p>
          </table:table-cell>
          <table:table-cell table:style-name="ce434" table:formula="of:=RIGHT([.C15];LEN([.C15])-FIND(&quot;.&quot;;[.C15]))" office:value-type="string" office:string-value="pl" calcext:value-type="string">
            <text:p>pl</text:p>
          </table:table-cell>
          <table:table-cell table:style-name="ce420" office:value-type="string" calcext:value-type="string">
            <text:p>gadzetomania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5" calcext:value-type="float">
            <text:p>15</text:p>
          </table:table-cell>
          <table:table-cell table:style-name="ce433" table:formula="of:=RIGHT([.C16];LEN([.C16])-FIND(&quot;.&quot;;[.C16]))" office:value-type="string" office:string-value="pl" calcext:value-type="string">
            <text:p>pl</text:p>
          </table:table-cell>
          <table:table-cell table:style-name="ce435" office:value-type="string" calcext:value-type="string">
            <text:p>homebook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6" calcext:value-type="float">
            <text:p>16</text:p>
          </table:table-cell>
          <table:table-cell table:style-name="ce434" table:formula="of:=RIGHT([.C17];LEN([.C17])-FIND(&quot;.&quot;;[.C17]))" office:value-type="string" office:string-value="pl" calcext:value-type="string">
            <text:p>pl</text:p>
          </table:table-cell>
          <table:table-cell table:style-name="ce420" office:value-type="string" calcext:value-type="string">
            <text:p>kafeteria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7" calcext:value-type="float">
            <text:p>17</text:p>
          </table:table-cell>
          <table:table-cell table:style-name="ce433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35" office:value-type="string" calcext:value-type="string">
            <text:p>forum.kafeteria.pl</text:p>
          </table:table-cell>
          <table:table-cell table:style-name="ce444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8" calcext:value-type="float">
            <text:p>18</text:p>
          </table:table-cell>
          <table:table-cell table:style-name="ce434" table:formula="of:=RIGHT([.C19];LEN([.C19])-FIND(&quot;.&quot;;[.C19]))" office:value-type="string" office:string-value="pl" calcext:value-type="string">
            <text:p>pl</text:p>
          </table:table-cell>
          <table:table-cell table:style-name="ce420" office:value-type="string" calcext:value-type="string">
            <text:p>kardiolo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9" calcext:value-type="float">
            <text:p>19</text:p>
          </table:table-cell>
          <table:table-cell table:style-name="ce433" table:formula="of:=RIGHT([.C20];LEN([.C20])-FIND(&quot;.&quot;;[.C20]))" office:value-type="string" office:string-value="pl" calcext:value-type="string">
            <text:p>pl</text:p>
          </table:table-cell>
          <table:table-cell table:style-name="ce435" office:value-type="string" calcext:value-type="string">
            <text:p>komorkomania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0" calcext:value-type="float">
            <text:p>20</text:p>
          </table:table-cell>
          <table:table-cell table:style-name="ce434" table:formula="of:=RIGHT([.C21];LEN([.C21])-FIND(&quot;.&quot;;[.C21]))" office:value-type="string" office:string-value="pl" calcext:value-type="string">
            <text:p>pl</text:p>
          </table:table-cell>
          <table:table-cell table:style-name="ce420" office:value-type="string" calcext:value-type="string">
            <text:p>kowbojki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1" calcext:value-type="float">
            <text:p>21</text:p>
          </table:table-cell>
          <table:table-cell table:style-name="ce433" table:formula="of:=RIGHT([.C22];LEN([.C22])-FIND(&quot;.&quot;;[.C22]))" office:value-type="string" office:string-value="pl" calcext:value-type="string">
            <text:p>pl</text:p>
          </table:table-cell>
          <table:table-cell table:style-name="ce435" office:value-type="string" calcext:value-type="string">
            <text:p>luxlux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2" calcext:value-type="float">
            <text:p>22</text:p>
          </table:table-cell>
          <table:table-cell table:style-name="ce434" table:formula="of:=RIGHT([.C23];LEN([.C23])-FIND(&quot;.&quot;;[.C23]))" office:value-type="string" office:string-value="pl" calcext:value-type="string">
            <text:p>pl</text:p>
          </table:table-cell>
          <table:table-cell table:style-name="ce420" office:value-type="string" calcext:value-type="string">
            <text:p>medycyna24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3" calcext:value-type="float">
            <text:p>23</text:p>
          </table:table-cell>
          <table:table-cell table:style-name="ce433" table:formula="of:=RIGHT([.C24];LEN([.C24])-FIND(&quot;.&quot;;[.C24]))" office:value-type="string" office:string-value="pl" calcext:value-type="string">
            <text:p>pl</text:p>
          </table:table-cell>
          <table:table-cell table:style-name="ce435" office:value-type="string" calcext:value-type="string">
            <text:p>o2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4" calcext:value-type="float">
            <text:p>24</text:p>
          </table:table-cell>
          <table:table-cell table:style-name="ce434" table:formula="of:=RIGHT([.C25];LEN([.C25])-FIND(&quot;.&quot;;[.C25]))" office:value-type="string" office:string-value="pl" calcext:value-type="string">
            <text:p>pl</text:p>
          </table:table-cell>
          <table:table-cell table:style-name="ce420" office:value-type="string" calcext:value-type="string">
            <text:p>parenting.pl</text:p>
          </table:table-cell>
          <table:table-cell table:style-name="ce443" office:value-type="string" calcext:value-type="string">
            <text:p>TO SUBMIT</text:p>
          </table:table-cell>
          <table:table-cell table:style-name="ce420" office:value-type="string" calcext:value-type="string">
            <text:p>https://parenting.pl/baby-blues-nie-boj-sie-prosic-o-wsparcie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5" calcext:value-type="float">
            <text:p>25</text:p>
          </table:table-cell>
          <table:table-cell table:style-name="ce433" table:formula="of:=RIGHT([.C26];LEN([.C26])-FIND(&quot;.&quot;;[.C26]))" office:value-type="string" office:string-value="pl" calcext:value-type="string">
            <text:p>pl</text:p>
          </table:table-cell>
          <table:table-cell table:style-name="ce435" office:value-type="string" calcext:value-type="string">
            <text:p>pinger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6" calcext:value-type="float">
            <text:p>26</text:p>
          </table:table-cell>
          <table:table-cell table:style-name="ce434" table:formula="of:=RIGHT([.C27];LEN([.C27])-FIND(&quot;.&quot;;[.C27]))" office:value-type="string" office:string-value="pl" calcext:value-type="string">
            <text:p>pl</text:p>
          </table:table-cell>
          <table:table-cell table:style-name="ce420" office:value-type="string" calcext:value-type="string">
            <text:p>pogodnie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7" calcext:value-type="float">
            <text:p>27</text:p>
          </table:table-cell>
          <table:table-cell table:style-name="ce433" table:formula="of:=RIGHT([.C28];LEN([.C28])-FIND(&quot;.&quot;;[.C28]))" office:value-type="string" office:string-value="pl" calcext:value-type="string">
            <text:p>pl</text:p>
          </table:table-cell>
          <table:table-cell table:style-name="ce435" office:value-type="string" calcext:value-type="string">
            <text:p>pudelek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 office:value-type="string" calcext:value-type="string">
            <text:p>broken</text:p>
          </table:table-cell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8" calcext:value-type="float">
            <text:p>28</text:p>
          </table:table-cell>
          <table:table-cell table:style-name="ce434" table:formula="of:=RIGHT([.C29];LEN([.C29])-FIND(&quot;.&quot;;[.C29]))" office:value-type="string" office:string-value="pl" calcext:value-type="string">
            <text:p>pl</text:p>
          </table:table-cell>
          <table:table-cell table:style-name="ce420" office:value-type="string" calcext:value-type="string">
            <text:p>samosia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9" calcext:value-type="float">
            <text:p>29</text:p>
          </table:table-cell>
          <table:table-cell table:style-name="ce433" table:formula="of:=RIGHT([.C30];LEN([.C30])-FIND(&quot;.&quot;;[.C30]))" office:value-type="string" office:string-value="pl" calcext:value-type="string">
            <text:p>pl</text:p>
          </table:table-cell>
          <table:table-cell table:style-name="ce435" office:value-type="string" calcext:value-type="string">
            <text:p>smaczneblogi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0" calcext:value-type="float">
            <text:p>30</text:p>
          </table:table-cell>
          <table:table-cell table:style-name="ce434" table:formula="of:=RIGHT([.C31];LEN([.C31])-FIND(&quot;.&quot;;[.C31]))" office:value-type="string" office:string-value="pl" calcext:value-type="string">
            <text:p>pl</text:p>
          </table:table-cell>
          <table:table-cell table:style-name="ce420" office:value-type="string" calcext:value-type="string">
            <text:p>smog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1" calcext:value-type="float">
            <text:p>31</text:p>
          </table:table-cell>
          <table:table-cell table:style-name="ce433" table:formula="of:=RIGHT([.C32];LEN([.C32])-FIND(&quot;.&quot;;[.C32]))" office:value-type="string" office:string-value="pl" calcext:value-type="string">
            <text:p>pl</text:p>
          </table:table-cell>
          <table:table-cell table:style-name="ce435" office:value-type="string" calcext:value-type="string">
            <text:p>snobka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2" calcext:value-type="float">
            <text:p>32</text:p>
          </table:table-cell>
          <table:table-cell table:style-name="ce434" table:formula="of:=RIGHT([.C33];LEN([.C33])-FIND(&quot;.&quot;;[.C33]))" office:value-type="string" office:string-value="pl" calcext:value-type="string">
            <text:p>pl</text:p>
          </table:table-cell>
          <table:table-cell table:style-name="ce420" office:value-type="string" calcext:value-type="string">
            <text:p>testwiedzy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3" calcext:value-type="float">
            <text:p>33</text:p>
          </table:table-cell>
          <table:table-cell table:style-name="ce433" table:formula="of:=RIGHT([.C34];LEN([.C34])-FIND(&quot;.&quot;;[.C34]))" office:value-type="string" office:string-value="pl" calcext:value-type="string">
            <text:p>pl</text:p>
          </table:table-cell>
          <table:table-cell table:style-name="ce437" office:value-type="string" calcext:value-type="string">
            <text:p>wakacje.pl</text:p>
          </table:table-cell>
          <table:table-cell table:style-name="ce445" office:value-type="string" calcext:value-type="string">
            <text:p>NO ADS BY DEFAULT</text:p>
          </table:table-cell>
          <table:table-cell table:style-name="ce437"/>
          <table:table-cell table:style-name="ce467"/>
          <table:table-cell table:style-name="ce480"/>
          <table:table-cell table:number-columns-repeated="1017"/>
        </table:table-row>
        <table:table-row table:style-name="ro1">
          <table:table-cell table:style-name="ce430" office:value-type="float" office:value="34" calcext:value-type="float">
            <text:p>34</text:p>
          </table:table-cell>
          <table:table-cell table:style-name="ce434" table:formula="of:=RIGHT([.C35];LEN([.C35])-FIND(&quot;.&quot;;[.C3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bilety24.wp.pl</text:p>
          </table:table-cell>
          <table:table-cell table:style-name="ce446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5" calcext:value-type="float">
            <text:p>35</text:p>
          </table:table-cell>
          <table:table-cell table:style-name="ce433" table:formula="of:=RIGHT([.C36];LEN([.C36])-FIND(&quot;.&quot;;[.C36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centralagier.wp.pl</text:p>
          </table:table-cell>
          <table:table-cell table:style-name="ce447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6" calcext:value-type="float">
            <text:p>36</text:p>
          </table:table-cell>
          <table:table-cell table:style-name="ce434" table:formula="of:=RIGHT([.C37];LEN([.C37])-FIND(&quot;.&quot;;[.C37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diety.wp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7" calcext:value-type="float">
            <text:p>37</text:p>
          </table:table-cell>
          <table:table-cell table:style-name="ce433" table:formula="of:=RIGHT([.C38];LEN([.C38])-FIND(&quot;.&quot;;[.C3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dlaprasy.wp.pl</text:p>
          </table:table-cell>
          <table:table-cell table:style-name="ce448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8" calcext:value-type="float">
            <text:p>38</text:p>
          </table:table-cell>
          <table:table-cell table:style-name="ce434" table:formula="of:=RIGHT([.C39];LEN([.C39])-FIND(&quot;.&quot;;[.C39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dlugi.wp.pl</text:p>
          </table:table-cell>
          <table:table-cell table:style-name="ce449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9" calcext:value-type="float">
            <text:p>39</text:p>
          </table:table-cell>
          <table:table-cell table:style-name="ce433" table:formula="of:=RIGHT([.C40];LEN([.C40])-FIND(&quot;.&quot;;[.C40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dom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0" calcext:value-type="float">
            <text:p>40</text:p>
          </table:table-cell>
          <table:table-cell table:style-name="ce434" table:formula="of:=RIGHT([.C41];LEN([.C41])-FIND(&quot;.&quot;;[.C41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dziejesie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1" calcext:value-type="float">
            <text:p>41</text:p>
          </table:table-cell>
          <table:table-cell table:style-name="ce433" table:formula="of:=RIGHT([.C42];LEN([.C42])-FIND(&quot;.&quot;;[.C42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facet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2" calcext:value-type="float">
            <text:p>42</text:p>
          </table:table-cell>
          <table:table-cell table:style-name="ce434" table:formula="of:=RIGHT([.C43];LEN([.C43])-FIND(&quot;.&quot;;[.C43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film.wp.pl</text:p>
          </table:table-cell>
          <table:table-cell table:style-name="ce450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3" calcext:value-type="float">
            <text:p>43</text:p>
          </table:table-cell>
          <table:table-cell table:style-name="ce433" table:formula="of:=RIGHT([.C44];LEN([.C44])-FIND(&quot;.&quot;;[.C4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finanse.wp.pl</text:p>
          </table:table-cell>
          <table:table-cell table:style-name="ce451" office:value-type="string" calcext:value-type="string">
            <text:p>TO SUBMIT</text:p>
          </table:table-cell>
          <table:table-cell table:style-name="ce435" office:value-type="string" calcext:value-type="string">
            <text:p>FIX AGAIN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4" calcext:value-type="float">
            <text:p>44</text:p>
          </table:table-cell>
          <table:table-cell table:style-name="ce434" table:formula="of:=RIGHT([.C45];LEN([.C45])-FIND(&quot;.&quot;;[.C4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gry.wp.pl</text:p>
          </table:table-cell>
          <table:table-cell table:style-name="ce452" office:value-type="string" calcext:value-type="string">
            <text:p>TO SUBMI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5" calcext:value-type="float">
            <text:p>45</text:p>
          </table:table-cell>
          <table:table-cell table:style-name="ce433" table:formula="of:=RIGHT([.C46];LEN([.C46])-FIND(&quot;.&quot;;[.C46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gryonline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6" calcext:value-type="float">
            <text:p>46</text:p>
          </table:table-cell>
          <table:table-cell table:style-name="ce434" table:formula="of:=RIGHT([.C47];LEN([.C47])-FIND(&quot;.&quot;;[.C47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gwiazdy.wp.pl</text:p>
          </table:table-cell>
          <table:table-cell table:style-name="ce453" office:value-type="string" calcext:value-type="string">
            <text:p>ADVERT</text:p>
          </table:table-cell>
          <table:table-cell table:style-name="ce420" office:value-type="string" calcext:value-type="string">
            <text:p>https://gwiazdy.wp.pl/renata-kaczoruk-znowu-zaskakuje-pokazala-odwazne-zdjecia-6547894606838400a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7" calcext:value-type="float">
            <text:p>47</text:p>
          </table:table-cell>
          <table:table-cell table:style-name="ce433" table:formula="of:=RIGHT([.C48];LEN([.C48])-FIND(&quot;.&quot;;[.C4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holding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8" calcext:value-type="float">
            <text:p>48</text:p>
          </table:table-cell>
          <table:table-cell table:style-name="ce434" table:formula="of:=RIGHT([.C49];LEN([.C49])-FIND(&quot;.&quot;;[.C49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horoskop.wp.pl</text:p>
          </table:table-cell>
          <table:table-cell table:style-name="ce454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9" calcext:value-type="float">
            <text:p>49</text:p>
          </table:table-cell>
          <table:table-cell table:style-name="ce433" table:formula="of:=RIGHT([.C50];LEN([.C50])-FIND(&quot;.&quot;;[.C50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kobieta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0" calcext:value-type="float">
            <text:p>50</text:p>
          </table:table-cell>
          <table:table-cell table:style-name="ce434" table:formula="of:=RIGHT([.C51];LEN([.C51])-FIND(&quot;.&quot;;[.C51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ksiazki.wp.pl</text:p>
          </table:table-cell>
          <table:table-cell table:style-name="ce455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1" calcext:value-type="float">
            <text:p>51</text:p>
          </table:table-cell>
          <table:table-cell table:style-name="ce433" table:formula="of:=RIGHT([.C52];LEN([.C52])-FIND(&quot;.&quot;;[.C52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kuchnia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2" calcext:value-type="float">
            <text:p>52</text:p>
          </table:table-cell>
          <table:table-cell table:style-name="ce434" table:formula="of:=RIGHT([.C53];LEN([.C53])-FIND(&quot;.&quot;;[.C53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magazyn.wp.pl</text:p>
          </table:table-cell>
          <table:table-cell table:style-name="ce456" office:value-type="string" calcext:value-type="string">
            <text:p>Anti-adblock 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3" calcext:value-type="float">
            <text:p>53</text:p>
          </table:table-cell>
          <table:table-cell table:style-name="ce433" table:formula="of:=RIGHT([.C54];LEN([.C54])-FIND(&quot;.&quot;;[.C5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morizon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4" calcext:value-type="float">
            <text:p>54</text:p>
          </table:table-cell>
          <table:table-cell table:style-name="ce434" table:formula="of:=RIGHT([.C55];LEN([.C55])-FIND(&quot;.&quot;;[.C5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moto.wp.pl</text:p>
          </table:table-cell>
          <table:table-cell table:style-name="ce443" office:value-type="string" calcext:value-type="string">
            <text:p>TO SUBMIT</text:p>
          </table:table-cell>
          <table:table-cell table:style-name="ce420" office:value-type="string" calcext:value-type="string">
            <text:p>FIX AGAIN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5" calcext:value-type="float">
            <text:p>55</text:p>
          </table:table-cell>
          <table:table-cell table:style-name="ce433" table:formula="of:=RIGHT([.C56];LEN([.C56])-FIND(&quot;.&quot;;[.C56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nocowanie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6" calcext:value-type="float">
            <text:p>56</text:p>
          </table:table-cell>
          <table:table-cell table:style-name="ce434" table:formula="of:=RIGHT([.C57];LEN([.C57])-FIND(&quot;.&quot;;[.C57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opinie.wp.pl</text:p>
          </table:table-cell>
          <table:table-cell table:style-name="ce443" office:value-type="string" calcext:value-type="string">
            <text:p>ADVERT</text:p>
          </table:table-cell>
          <table:table-cell table:style-name="ce420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7" calcext:value-type="float">
            <text:p>57</text:p>
          </table:table-cell>
          <table:table-cell table:style-name="ce433" table:formula="of:=RIGHT([.C58];LEN([.C58])-FIND(&quot;.&quot;;[.C5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pilot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8" calcext:value-type="float">
            <text:p>58</text:p>
          </table:table-cell>
          <table:table-cell table:style-name="ce434" table:formula="of:=RIGHT([.C59];LEN([.C59])-FIND(&quot;.&quot;;[.C59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poczta.wp.pl</text:p>
          </table:table-cell>
          <table:table-cell table:style-name="ce457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9" calcext:value-type="float">
            <text:p>59</text:p>
          </table:table-cell>
          <table:table-cell table:style-name="ce433" table:formula="of:=RIGHT([.C60];LEN([.C60])-FIND(&quot;.&quot;;[.C60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pogoda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0" calcext:value-type="float">
            <text:p>60</text:p>
          </table:table-cell>
          <table:table-cell table:style-name="ce434" table:formula="of:=RIGHT([.C61];LEN([.C61])-FIND(&quot;.&quot;;[.C61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profil.wp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1" calcext:value-type="float">
            <text:p>61</text:p>
          </table:table-cell>
          <table:table-cell table:style-name="ce433" table:formula="of:=RIGHT([.C62];LEN([.C62])-FIND(&quot;.&quot;;[.C62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radar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2" calcext:value-type="float">
            <text:p>62</text:p>
          </table:table-cell>
          <table:table-cell table:style-name="ce434" table:formula="of:=RIGHT([.C63];LEN([.C63])-FIND(&quot;.&quot;;[.C63]))" office:value-type="string" office:string-value="wp.pl" calcext:value-type="string">
            <text:p>wp.pl</text:p>
          </table:table-cell>
          <table:table-cell table:style-name="ce439" office:value-type="string" calcext:value-type="string">
            <text:p>reklama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3" calcext:value-type="float">
            <text:p>63</text:p>
          </table:table-cell>
          <table:table-cell table:style-name="ce433" table:formula="of:=RIGHT([.C64];LEN([.C64])-FIND(&quot;.&quot;;[.C6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rekrutacja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4" calcext:value-type="float">
            <text:p>64</text:p>
          </table:table-cell>
          <table:table-cell table:style-name="ce434" table:formula="of:=RIGHT([.C65];LEN([.C65])-FIND(&quot;.&quot;;[.C6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sportowefakty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5" calcext:value-type="float">
            <text:p>65</text:p>
          </table:table-cell>
          <table:table-cell table:style-name="ce433" table:formula="of:=RIGHT([.C66];LEN([.C66])-FIND(&quot;.&quot;;[.C66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arginamedal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6" calcext:value-type="float">
            <text:p>66</text:p>
          </table:table-cell>
          <table:table-cell table:style-name="ce434" table:formula="of:=RIGHT([.C67];LEN([.C67])-FIND(&quot;.&quot;;[.C67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tech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7" calcext:value-type="float">
            <text:p>67</text:p>
          </table:table-cell>
          <table:table-cell table:style-name="ce433" table:formula="of:=RIGHT([.C68];LEN([.C68])-FIND(&quot;.&quot;;[.C6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eleshow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8" calcext:value-type="float">
            <text:p>68</text:p>
          </table:table-cell>
          <table:table-cell table:style-name="ce434" table:formula="of:=RIGHT([.C69];LEN([.C69])-FIND(&quot;.&quot;;[.C69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telewizja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9" calcext:value-type="float">
            <text:p>69</text:p>
          </table:table-cell>
          <table:table-cell table:style-name="ce433" table:formula="of:=RIGHT([.C70];LEN([.C70])-FIND(&quot;.&quot;;[.C70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urystyka.wp.pl</text:p>
          </table:table-cell>
          <table:table-cell table:style-name="ce458" office:value-type="string" calcext:value-type="string">
            <text:p>ADVERT</text:p>
          </table:table-cell>
          <table:table-cell table:style-name="ce435" office:value-type="string" calcext:value-type="string">
            <text:p>https://turystyka.wp.pl/kruszyniany-zobacz-jak-wyglada-najbardziej-tatarska-wies-w-polsce-6547891877926529v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0" calcext:value-type="float">
            <text:p>70</text:p>
          </table:table-cell>
          <table:table-cell table:style-name="ce434" table:formula="of:=RIGHT([.C71];LEN([.C71])-FIND(&quot;.&quot;;[.C71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tv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1" calcext:value-type="float">
            <text:p>71</text:p>
          </table:table-cell>
          <table:table-cell table:style-name="ce433" table:formula="of:=RIGHT([.C72];LEN([.C72])-FIND(&quot;.&quot;;[.C72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wojeip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2" calcext:value-type="float">
            <text:p>72</text:p>
          </table:table-cell>
          <table:table-cell table:style-name="ce434" table:formula="of:=RIGHT([.C73];LEN([.C73])-FIND(&quot;.&quot;;[.C73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typer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3" calcext:value-type="float">
            <text:p>73</text:p>
          </table:table-cell>
          <table:table-cell table:style-name="ce433" table:formula="of:=RIGHT([.C74];LEN([.C74])-FIND(&quot;.&quot;;[.C7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video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4" calcext:value-type="float">
            <text:p>74</text:p>
          </table:table-cell>
          <table:table-cell table:style-name="ce434" table:formula="of:=RIGHT([.C75];LEN([.C75])-FIND(&quot;.&quot;;[.C7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wawalove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5" calcext:value-type="float">
            <text:p>75</text:p>
          </table:table-cell>
          <table:table-cell table:style-name="ce433" table:formula="of:=RIGHT([.C76];LEN([.C76])-FIND(&quot;.&quot;;[.C76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wiadomosci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6" calcext:value-type="float">
            <text:p>76</text:p>
          </table:table-cell>
          <table:table-cell table:style-name="ce434" table:formula="of:=RIGHT([.C77];LEN([.C77])-FIND(&quot;.&quot;;[.C77]))" office:value-type="string" office:string-value="wp.pl" calcext:value-type="string">
            <text:p>wp.pl</text:p>
          </table:table-cell>
          <table:table-cell table:style-name="ce440" office:value-type="string" calcext:value-type="string">
            <text:p>www.wp.pl</text:p>
          </table:table-cell>
          <table:table-cell table:style-name="ce459" office:value-type="string" calcext:value-type="string">
            <text:p>OK</text:p>
          </table:table-cell>
          <table:table-cell table:style-name="ce440"/>
          <table:table-cell table:style-name="ce468"/>
          <table:table-cell table:style-name="ce481"/>
          <table:table-cell table:number-columns-repeated="1017"/>
        </table:table-row>
        <table:table-row table:style-name="ro1">
          <table:table-cell table:style-name="ce429" office:value-type="float" office:value="77" calcext:value-type="float">
            <text:p>77</text:p>
          </table:table-cell>
          <table:table-cell table:style-name="ce435"/>
          <table:table-cell table:style-name="ce205" office:value-type="string" calcext:value-type="string">
            <text:p>autocentrum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8" calcext:value-type="float">
            <text:p>78</text:p>
          </table:table-cell>
          <table:table-cell table:style-name="ce420"/>
          <table:table-cell table:style-name="ce420" office:value-type="string" calcext:value-type="string">
            <text:p>easygo.pl</text:p>
          </table:table-cell>
          <table:table-cell table:style-name="ce460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9" calcext:value-type="float">
            <text:p>79</text:p>
          </table:table-cell>
          <table:table-cell table:style-name="ce435"/>
          <table:table-cell table:style-name="ce205" office:value-type="string" calcext:value-type="string">
            <text:p>hotmoney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0" calcext:value-type="float">
            <text:p>80</text:p>
          </table:table-cell>
          <table:table-cell table:style-name="ce420"/>
          <table:table-cell table:style-name="ce420" office:value-type="string" calcext:value-type="string">
            <text:p>interaktywnie.com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1" calcext:value-type="float">
            <text:p>81</text:p>
          </table:table-cell>
          <table:table-cell table:style-name="ce435"/>
          <table:table-cell table:style-name="ce205" office:value-type="string" calcext:value-type="string">
            <text:p>inwestycje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2" calcext:value-type="float">
            <text:p>82</text:p>
          </table:table-cell>
          <table:table-cell table:style-name="ce420"/>
          <table:table-cell table:style-name="ce420" office:value-type="string" calcext:value-type="string">
            <text:p>kantory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 office:value-type="string" calcext:value-type="string">
            <text:p>has connected sites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3" calcext:value-type="float">
            <text:p>83</text:p>
          </table:table-cell>
          <table:table-cell table:style-name="ce420"/>
          <table:table-cell table:style-name="ce205" office:value-type="string" calcext:value-type="string">
            <text:p>komediowo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4" calcext:value-type="float">
            <text:p>84</text:p>
          </table:table-cell>
          <table:table-cell table:style-name="ce420"/>
          <table:table-cell table:style-name="ce420" office:value-type="string" calcext:value-type="string">
            <text:p>mojeauto.pl</text:p>
          </table:table-cell>
          <table:table-cell table:style-name="ce443" office:value-type="string" calcext:value-type="string">
            <text:p>OK</text:p>
          </table:table-cell>
          <table:table-cell table:style-name="ce420" office:value-type="string" calcext:value-type="string">
            <text:p>has connected sites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5" calcext:value-type="float">
            <text:p>85</text:p>
          </table:table-cell>
          <table:table-cell table:style-name="ce420"/>
          <table:table-cell table:style-name="ce205" office:value-type="string" calcext:value-type="string">
            <text:p>nasygnale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6" calcext:value-type="float">
            <text:p>86</text:p>
          </table:table-cell>
          <table:table-cell table:style-name="ce420"/>
          <table:table-cell table:style-name="ce420" office:value-type="string" calcext:value-type="string">
            <text:p>niewiarygodne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7" calcext:value-type="float">
            <text:p>87</text:p>
          </table:table-cell>
          <table:table-cell table:style-name="ce420"/>
          <table:table-cell table:style-name="ce420" office:value-type="string" calcext:value-type="string">
            <text:p>odkrywcy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8" calcext:value-type="float">
            <text:p>88</text:p>
          </table:table-cell>
          <table:table-cell table:style-name="ce420"/>
          <table:table-cell table:style-name="ce205" office:value-type="string" calcext:value-type="string">
            <text:p>sfora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9" calcext:value-type="float">
            <text:p>89</text:p>
          </table:table-cell>
          <table:table-cell table:style-name="ce420"/>
          <table:table-cell table:style-name="ce205" office:value-type="string" calcext:value-type="string">
            <text:p>fotoblogia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0" calcext:value-type="float">
            <text:p>90</text:p>
          </table:table-cell>
          <table:table-cell table:style-name="ce420"/>
          <table:table-cell table:style-name="ce420" office:value-type="string" calcext:value-type="string">
            <text:p>moneyv.wp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1" calcext:value-type="float">
            <text:p>91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2" calcext:value-type="float">
            <text:p>92</text:p>
          </table:table-cell>
          <table:table-cell table:style-name="ce435"/>
          <table:table-cell table:style-name="ce420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3" calcext:value-type="float">
            <text:p>93</text:p>
          </table:table-cell>
          <table:table-cell table:style-name="ce420"/>
          <table:table-cell table:style-name="ce205"/>
          <table:table-cell table:style-name="ce442"/>
          <table:table-cell table:style-name="ce435" office:value-type="string" calcext:value-type="string">
            <text:p>wiadomosci.wp.pl,wawalove.wp.pl,turystyka.wp.pl,teleshow.wp.pl,opinie.wp.pl,gwiazdy.wp.pl,ksiazki.wp.pl,film.wp.pl ,facet.wp.pl,kobieta.wp.pl,kuchnia.wp.pl,moto.wp.pl,tech.wp.pl,gry.wp.pl,finanse.wp.pl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4" calcext:value-type="float">
            <text:p>94</text:p>
          </table:table-cell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5" calcext:value-type="float">
            <text:p>95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6" calcext:value-type="float">
            <text:p>96</text:p>
          </table:table-cell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7" calcext:value-type="float">
            <text:p>97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8" calcext:value-type="float">
            <text:p>98</text:p>
          </table:table-cell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9" calcext:value-type="float">
            <text:p>99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/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31"/>
          <table:table-cell table:style-name="ce436"/>
          <table:table-cell table:style-name="ce441" office:value-type="string" calcext:value-type="string">
            <text:p>COVER </text:p>
          </table:table-cell>
          <table:table-cell table:style-name="ce461" table:formula="of:=(COUNTIF([.D2:.D101];&quot;OK&quot;)+COUNTIF([.D2:.D101];&quot;NO ADS BY DEFAULT&quot;))/COUNTIF([.D2:.D101];&quot;*&quot;)" office:value-type="percentage" office:value="0.733333333333333" calcext:value-type="percentage">
            <text:p>73.33%</text:p>
          </table:table-cell>
          <table:table-cell table:style-name="ce463"/>
          <table:table-cell table:style-name="ce469" office:value-type="string" calcext:value-type="string">
            <text:p><text:s/>CONFIRMED ADS </text:p>
          </table:table-cell>
          <table:table-cell table:style-name="ce482" table:formula="of:=(COUNTIF([.D2:.D101];&quot;ADVERT&quot;)+COUNTIF([.D2:.D101];&quot;Anti-adblock&quot;))/COUNTIF([.D2:.D101];&quot;*&quot;)" office:value-type="percentage" office:value="0.211111111111111" calcext:value-type="percentage">
            <text:p>21.11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462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2:08:01.857793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1-29T13:13:04.565973176</dc:date>
    <meta:editing-cycles>199</meta:editing-cycles>
    <meta:editing-duration>P1DT15H17M52S</meta:editing-duration>
    <meta:generator>LibreOffice/6.0.7.3$Linux_X86_64 LibreOffice_project/00m0$Build-3</meta:generator>
    <meta:document-statistic meta:table-count="5" meta:cell-count="87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